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7.84pt"/>
    </style:style>
    <style:style style:name="co9" style:family="table-column">
      <style:table-column-properties fo:break-before="auto" style:column-width="53.09pt"/>
    </style:style>
    <style:style style:name="co10" style:family="table-column">
      <style:table-column-properties fo:break-before="auto" style:column-width="53.6pt"/>
    </style:style>
    <style:style style:name="co11" style:family="table-column">
      <style:table-column-properties fo:break-before="auto" style:column-width="57.66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7da7d8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bd7cb5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9a87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37b7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89c765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#e0efd4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0" style:family="table-cell" style:parent-style-name="Default">
      <style:table-cell-properties fo:border-bottom="none" fo:background-color="#fffbcc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1" style:family="table-cell" style:parent-style-name="Default">
      <style:table-cell-properties fo:border-bottom="none" fo:background-color="#bce4e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23" style:family="table-cell" style:parent-style-name="Default">
      <style:table-cell-properties fo:border-bottom="none" fo:background-color="#bcaed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32" style:family="table-cell" style:parent-style-name="Default">
      <style:table-cell-properties fo:border-bottom="none" fo:background-color="#fcd3c1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3" style:family="table-cell" style:parent-style-name="Default">
      <style:table-cell-properties fo:border-bottom="none" fo:background-color="#7da7d8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4" style:family="table-cell" style:parent-style-name="Default">
      <style:table-cell-properties fo:border-bottom="none" fo:background-color="#bd7cb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5" style:family="table-cell" style:parent-style-name="Default">
      <style:table-cell-properties fo:border-bottom="none" fo:background-color="#f9a870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6" style:family="table-cell" style:parent-style-name="Default">
      <style:table-cell-properties fo:border-bottom="none" fo:background-color="#f37b70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57" style:family="table-cell" style:parent-style-name="Default">
      <style:table-cell-properties fo:border-bottom="none" fo:background-color="#89c765" style:text-align-source="fix" style:repeat-content="false" fo:border-left="0.99pt solid #000000" fo:border-right="0.99pt solid #000000" fo:border-top="none"/>
      <style:paragraph-properties fo:text-align="center" fo:margin-left="0pt"/>
      <style:text-properties style:text-underline-style="none"/>
    </style:style>
    <style:style style:name="ce35" style:family="table-cell" style:parent-style-name="Default">
      <style:table-cell-properties fo:border="none"/>
    </style:style>
    <style:style style:name="ce84" style:family="table-cell" style:parent-style-name="Default" style:data-style-name="N37">
      <style:table-cell-properties fo:border-bottom="0.99pt solid #000000" fo:background-color="#d99116" style:text-align-source="fix" style:repeat-content="false" fo:border-left="none" fo:border-right="none" fo:border-top="none"/>
      <style:paragraph-properties fo:text-align="center" fo:margin-left="0pt"/>
    </style:style>
    <style:style style:name="ce37" style:family="table-cell" style:parent-style-name="Default">
      <style:table-cell-properties fo:background-color="#e0efd4" style:text-align-source="fix" style:repeat-content="false"/>
      <style:paragraph-properties fo:text-align="end" fo:margin-left="0pt"/>
    </style:style>
    <style:style style:name="ce38" style:family="table-cell" style:parent-style-name="Default">
      <style:table-cell-properties fo:background-color="#fffbcc"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fo:background-color="#bce4e5"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fo:background-color="#bcaed5" style:text-align-source="fix" style:repeat-content="false"/>
      <style:paragraph-properties fo:text-align="end" fo:margin-left="0pt"/>
    </style:style>
    <style:style style:name="ce41" style:family="table-cell" style:parent-style-name="Default">
      <style:table-cell-properties fo:background-color="#fcd3c1" style:text-align-source="fix" style:repeat-content="false"/>
      <style:paragraph-properties fo:text-align="end" fo:margin-left="0pt"/>
    </style:style>
    <style:style style:name="ce65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66" style:family="table-cell" style:parent-style-name="Default">
      <style:table-cell-properties fo:background-color="#bd7cb5" style:text-align-source="fix" style:repeat-content="false"/>
      <style:paragraph-properties fo:text-align="end" fo:margin-left="0pt"/>
    </style:style>
    <style:style style:name="ce67" style:family="table-cell" style:parent-style-name="Default">
      <style:table-cell-properties fo:background-color="#f9a870" style:text-align-source="fix" style:repeat-content="false"/>
      <style:paragraph-properties fo:text-align="end" fo:margin-left="0pt"/>
    </style:style>
    <style:style style:name="ce68" style:family="table-cell" style:parent-style-name="Default">
      <style:table-cell-properties fo:background-color="#f37b70" style:text-align-source="fix" style:repeat-content="false"/>
      <style:paragraph-properties fo:text-align="end" fo:margin-left="0pt"/>
    </style:style>
    <style:style style:name="ce69" style:family="table-cell" style:parent-style-name="Default">
      <style:table-cell-properties fo:background-color="#89c765" style:text-align-source="fix" style:repeat-content="false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6" style:family="table-cell" style:parent-style-name="Default" style:data-style-name="N37">
      <style:table-cell-properties fo:border-bottom="0.99pt solid #000000" fo:background-color="#e3d200" style:text-align-source="fix" style:repeat-content="false" fo:border-left="none" fo:border-right="none" fo:border-top="none"/>
      <style:paragraph-properties fo:text-align="center" fo:margin-left="0pt"/>
    </style:style>
    <style:style style:name="ce97" style:family="table-cell" style:parent-style-name="Default">
      <style:table-cell-properties fo:border-bottom="0.99pt solid #000000" fo:background-color="#62a73b" style:text-align-source="fix" style:repeat-content="false" fo:border-left="none" fo:border-right="none" fo:border-top="none"/>
      <style:paragraph-properties fo:text-align="center" fo:margin-left="0pt"/>
    </style:style>
    <style:style style:name="ce98" style:family="table-cell" style:parent-style-name="Default">
      <style:table-cell-properties fo:border-bottom="0.99pt solid #000000" fo:background-color="#512480" style:text-align-source="fix" style:repeat-content="false" fo:border-left="none" fo:border-right="none" fo:border-top="none"/>
      <style:paragraph-properties fo:text-align="center" fo:margin-left="0pt"/>
    </style:style>
    <style:style style:name="ce81" style:family="table-cell" style:parent-style-name="Default">
      <style:table-cell-properties fo:background-color="#f9a870"/>
    </style:style>
    <style:style style:name="ce100" style:family="table-cell" style:parent-style-name="Default">
      <style:table-cell-properties fo:border-bottom="0.99pt solid #000000" fo:background-color="#00599d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103" style:family="table-cell" style:parent-style-name="Default">
      <style:table-cell-properties fo:border-bottom="0.99pt solid #000000" fo:background-color="#cf3834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104" style:family="table-cell" style:parent-style-name="Default">
      <style:table-cell-properties fo:border-bottom="0.99pt solid #000000" fo:background-color="#009598" style:text-align-source="fix" style:repeat-content="false" fo:border-left="none" fo:border-right="none" fo:border-top="none"/>
      <style:paragraph-properties fo:text-align="center" fo:margin-left="0pt"/>
      <style:text-properties fo:color="#ffffff"/>
    </style:style>
    <style:style style:name="ce105" style:family="table-cell" style:parent-style-name="Default">
      <style:table-cell-properties fo:border-bottom="0.99pt solid #000000" fo:background-color="#e3d2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 style:data-style-name="N2">
      <style:table-cell-properties fo:background-color="#e0efd4"/>
    </style:style>
    <style:style style:name="ce46" style:family="table-cell" style:parent-style-name="Default">
      <style:table-cell-properties fo:background-color="#e0efd4"/>
    </style:style>
    <style:style style:name="ce109" style:family="table-cell" style:parent-style-name="Default" style:data-style-name="N2">
      <style:table-cell-properties fo:background-color="#fffbcc"/>
    </style:style>
    <style:style style:name="ce47" style:family="table-cell" style:parent-style-name="Default">
      <style:table-cell-properties fo:background-color="#fffbcc"/>
    </style:style>
    <style:style style:name="ce111" style:family="table-cell" style:parent-style-name="Default" style:data-style-name="N2">
      <style:table-cell-properties fo:background-color="#bce4e5"/>
    </style:style>
    <style:style style:name="ce48" style:family="table-cell" style:parent-style-name="Default">
      <style:table-cell-properties fo:background-color="#bce4e5"/>
    </style:style>
    <style:style style:name="ce113" style:family="table-cell" style:parent-style-name="Default" style:data-style-name="N2">
      <style:table-cell-properties fo:background-color="#bcaed5"/>
    </style:style>
    <style:style style:name="ce49" style:family="table-cell" style:parent-style-name="Default">
      <style:table-cell-properties fo:background-color="#bcaed5"/>
    </style:style>
    <style:style style:name="ce115" style:family="table-cell" style:parent-style-name="Default" style:data-style-name="N2">
      <style:table-cell-properties fo:background-color="#fcd3c1"/>
    </style:style>
    <style:style style:name="ce50" style:family="table-cell" style:parent-style-name="Default">
      <style:table-cell-properties fo:background-color="#fcd3c1"/>
    </style:style>
    <style:style style:name="ce117" style:family="table-cell" style:parent-style-name="Default" style:data-style-name="N2">
      <style:table-cell-properties fo:background-color="#7da7d8"/>
    </style:style>
    <style:style style:name="ce79" style:family="table-cell" style:parent-style-name="Default">
      <style:table-cell-properties fo:background-color="#7da7d8"/>
    </style:style>
    <style:style style:name="ce119" style:family="table-cell" style:parent-style-name="Default" style:data-style-name="N2">
      <style:table-cell-properties fo:background-color="#bd7cb5"/>
    </style:style>
    <style:style style:name="ce80" style:family="table-cell" style:parent-style-name="Default">
      <style:table-cell-properties fo:background-color="#bd7cb5"/>
    </style:style>
    <style:style style:name="ce121" style:family="table-cell" style:parent-style-name="Default" style:data-style-name="N2">
      <style:table-cell-properties fo:background-color="#f9a870"/>
    </style:style>
    <style:style style:name="ce122" style:family="table-cell" style:parent-style-name="Default" style:data-style-name="N2">
      <style:table-cell-properties fo:background-color="#f37b70"/>
    </style:style>
    <style:style style:name="ce82" style:family="table-cell" style:parent-style-name="Default">
      <style:table-cell-properties fo:background-color="#f37b70"/>
    </style:style>
    <style:style style:name="ce124" style:family="table-cell" style:parent-style-name="Default" style:data-style-name="N2">
      <style:table-cell-properties fo:background-color="#89c765"/>
    </style:style>
    <style:style style:name="ce83" style:family="table-cell" style:parent-style-name="Default">
      <style:table-cell-properties fo:background-color="#89c765"/>
    </style:style>
    <style:style style:name="ce126" style:family="table-cell" style:parent-style-name="Default">
      <style:table-cell-properties fo:background-color="#bcaed5" fo:border="0.06pt solid #000000"/>
    </style:style>
    <style:style style:name="ce127" style:family="table-cell" style:parent-style-name="Default">
      <style:table-cell-properties fo:background-color="#fcd3c1" fo:border="0.06pt solid #000000"/>
    </style:style>
    <style:style style:name="ce128" style:family="table-cell" style:parent-style-name="Default">
      <style:table-cell-properties fo:background-color="#f9a870" fo:border="0.06pt solid #000000"/>
    </style:style>
    <style:style style:name="ce129" style:family="table-cell" style:parent-style-name="Default">
      <style:table-cell-properties fo:background-color="#89c765" fo:border="0.06pt solid #000000"/>
    </style:style>
    <style:style style:name="ce130" style:family="table-cell" style:parent-style-name="Default">
      <style:table-cell-properties fo:background-color="#e0efd4" fo:border="0.06pt solid #000000"/>
    </style:style>
    <style:style style:name="ce131" style:family="table-cell" style:parent-style-name="Default">
      <style:table-cell-properties fo:background-color="#fffb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P31">
        <table:table-column table:style-name="co1" table:default-cell-style-name="ce5"/>
        <table:table-column table:style-name="co2" table:default-cell-style-name="ce35"/>
        <table:table-column table:style-name="co3" table:number-columns-repeated="4" table:default-cell-style-name="ce42"/>
        <table:table-column table:style-name="co4" table:default-cell-style-name="ce42"/>
        <table:table-column table:style-name="co5" table:default-cell-style-name="ce42"/>
        <table:table-column table:style-name="co3" table:default-cell-style-name="ce42"/>
        <table:table-column table:style-name="co6" table:default-cell-style-name="ce42"/>
        <table:table-column table:style-name="co7" table:number-columns-repeated="4" table:default-cell-style-name="ce42"/>
        <table:table-column table:style-name="co8" table:default-cell-style-name="ce42"/>
        <table:table-column table:style-name="co7" table:default-cell-style-name="ce42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3" table:default-cell-style-name="Default"/>
        <table:table-row table:style-name="ro1">
          <table:table-cell table:style-name="ce3" office:value-type="string" calcext:value-type="string">
            <text:p>Sites</text:p>
          </table:table-cell>
          <table:table-cell table:style-name="ce14" office:value-type="string" calcext:value-type="string">
            <text:p>Days</text:p>
          </table:table-cell>
          <table:table-cell table:style-name="ce84" office:value-type="string" calcext:value-type="string">
            <text:p>03/17/2018 </text:p>
            <text:p>02:27:15</text:p>
          </table:table-cell>
          <table:table-cell table:style-name="ce96" office:value-type="string" calcext:value-type="string">
            <text:p>03/21/18</text:p>
            <text:p>20:51:45</text:p>
          </table:table-cell>
          <table:table-cell table:style-name="ce97" office:value-type="string" calcext:value-type="string">
            <text:p>03/22/18</text:p>
            <text:p>05:46:49</text:p>
          </table:table-cell>
          <table:table-cell table:style-name="ce97" office:value-type="string" calcext:value-type="string">
            <text:p>03/22/18</text:p>
            <text:p>22:18:09</text:p>
          </table:table-cell>
          <table:table-cell table:style-name="ce98" office:value-type="string" calcext:value-type="string">
            <text:p>03/23/18 </text:p>
            <text:p>08:13:46</text:p>
          </table:table-cell>
          <table:table-cell table:style-name="ce98" office:value-type="string" calcext:value-type="string">
            <text:p>03/23/18</text:p>
            <text:p>11:47:07</text:p>
          </table:table-cell>
          <table:table-cell table:style-name="ce100" office:value-type="string" calcext:value-type="string">
            <text:p>03/24/18</text:p>
            <text:p>01:40:36</text:p>
          </table:table-cell>
          <table:table-cell table:style-name="ce100" office:value-type="string" calcext:value-type="string">
            <text:p>03/24/18</text:p>
            <text:p>12:05:27</text:p>
          </table:table-cell>
          <table:table-cell table:style-name="ce103" office:value-type="string" calcext:value-type="string">
            <text:p>03/25/18</text:p>
            <text:p>01:15:26</text:p>
          </table:table-cell>
          <table:table-cell table:style-name="ce103" office:value-type="string" calcext:value-type="string">
            <text:p>03/25/18</text:p>
            <text:p>05:35:46</text:p>
          </table:table-cell>
          <table:table-cell table:style-name="ce104" office:value-type="string" calcext:value-type="string">
            <text:p>03/26/18</text:p>
            <text:p>03:34:18</text:p>
          </table:table-cell>
          <table:table-cell table:style-name="ce104" office:value-type="string" calcext:value-type="string">
            <text:p>03/26/18</text:p>
            <text:p>09:13:52</text:p>
          </table:table-cell>
          <table:table-cell table:style-name="ce105" office:value-type="string" calcext:value-type="string">
            <text:p>03/27/18</text:p>
            <text:p>05:37:56</text:p>
          </table:table-cell>
          <table:table-cell table:style-name="ce105" office:value-type="string" calcext:value-type="string">
            <text:p>03/27/18</text:p>
            <text:p>11:16:11</text:p>
          </table:table-cell>
          <table:table-cell table:style-name="ce12" office:value-type="string" calcext:value-type="string">
            <text:p>AVG (ms)</text:p>
          </table:table-cell>
          <table:table-cell table:style-name="ce12" office:value-type="string" calcext:value-type="string">
            <text:p>MIN (ms)</text:p>
          </table:table-cell>
          <table:table-cell table:style-name="ce12" office:value-type="string" calcext:value-type="string">
            <text:p>MAX (ms)</text:p>
          </table:table-cell>
          <table:table-cell table:style-name="ce12" office:value-type="string" calcext:value-type="string">
            <text:p>STD. DEV</text:p>
          </table:table-cell>
          <table:table-cell table:style-name="ce12" office:value-type="string" calcext:value-type="string">
            <text:p>VARIANCE</text:p>
          </table:table-cell>
          <table:table-cell table:style-name="ce12" table:number-columns-repeated="1003"/>
        </table:table-row>
        <table:table-row table:style-name="ro2">
          <table:table-cell table:style-name="ce4" office:value-type="string" calcext:value-type="string" table:number-columns-spanned="1" table:number-rows-spanned="6">
            <text:p>Alibaba</text:p>
          </table:table-cell>
          <table:table-cell table:style-name="ce15" office:value-type="string" calcext:value-type="string">
            <text:p>min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7" calcext:value-type="float">
            <text:p>77</text:p>
          </table:table-cell>
          <table:table-cell table:number-columns-repeated="2"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2" table:style-name="ce37" office:value-type="float" office:value="61" calcext:value-type="float">
            <text:p>6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7" calcext:value-type="float">
            <text:p>77</text:p>
          </table:table-cell>
          <table:table-cell table:style-name="ce107" table:formula="of:=AVERAGE([.C2:.P2])" office:value-type="float" office:value="69.8571428571429" calcext:value-type="float">
            <text:p>69.86</text:p>
          </table:table-cell>
          <table:table-cell table:style-name="ce46" table:formula="of:=MIN([.C2:.P2])" office:value-type="float" office:value="61" calcext:value-type="float">
            <text:p>61</text:p>
          </table:table-cell>
          <table:table-cell table:style-name="ce46" table:formula="of:=MAX([.C2:.P2])" office:value-type="float" office:value="78" calcext:value-type="float">
            <text:p>78</text:p>
          </table:table-cell>
          <table:table-cell table:style-name="ce107" table:formula="of:=STDEV([.C2:.P2])" office:value-type="float" office:value="5.58648290150352" calcext:value-type="float">
            <text:p>5.59</text:p>
          </table:table-cell>
          <table:table-cell table:style-name="ce107" table:formula="of:=COM.MICROSOFT.VAR.S([.C2:.P2])" office:value-type="float" office:value="31.2087912087912" calcext:value-type="float">
            <text:p>31.21</text:p>
          </table:table-cell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max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25" calcext:value-type="float">
            <text:p>225</text:p>
          </table:table-cell>
          <table:table-cell table:style-name="ce107" table:formula="of:=AVERAGE([.C3:.P3])" office:value-type="float" office:value="106.642857142857" calcext:value-type="float">
            <text:p>106.64</text:p>
          </table:table-cell>
          <table:table-cell table:style-name="ce46" table:formula="of:=MIN([.C3:.P3])" office:value-type="float" office:value="62" calcext:value-type="float">
            <text:p>62</text:p>
          </table:table-cell>
          <table:table-cell table:style-name="ce130" table:formula="of:=MAX([.C3:.P3])" office:value-type="float" office:value="225" calcext:value-type="float">
            <text:p>225</text:p>
          </table:table-cell>
          <table:table-cell table:style-name="ce107" table:formula="of:=STDEV([.C3:.P3])" office:value-type="float" office:value="53.1610139725853" calcext:value-type="float">
            <text:p>53.16</text:p>
          </table:table-cell>
          <table:table-cell table:style-name="ce107" table:formula="of:=COM.MICROSOFT.VAR.S([.C3:.P3])" office:value-type="float" office:value="2826.09340659341" calcext:value-type="float">
            <text:p>2826.09</text:p>
          </table:table-cell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avg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2" table:style-name="ce37" office:value-type="float" office:value="61" calcext:value-type="float">
            <text:p>6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06" calcext:value-type="float">
            <text:p>106</text:p>
          </table:table-cell>
          <table:table-cell table:style-name="ce107" table:formula="of:=AVERAGE([.C4:.P4])" office:value-type="float" office:value="80.7857142857143" calcext:value-type="float">
            <text:p>80.79</text:p>
          </table:table-cell>
          <table:table-cell table:style-name="ce46" table:formula="of:=MIN([.C4:.P4])" office:value-type="float" office:value="61" calcext:value-type="float">
            <text:p>61</text:p>
          </table:table-cell>
          <table:table-cell table:style-name="ce46" table:formula="of:=MAX([.C4:.P4])" office:value-type="float" office:value="120" calcext:value-type="float">
            <text:p>120</text:p>
          </table:table-cell>
          <table:table-cell table:style-name="ce107" table:formula="of:=STDEV([.C4:.P4])" office:value-type="float" office:value="18.556270229633" calcext:value-type="float">
            <text:p>18.56</text:p>
          </table:table-cell>
          <table:table-cell table:style-name="ce107" table:formula="of:=COM.MICROSOFT.VAR.S([.C4:.P4])" office:value-type="float" office:value="344.335164835165" calcext:value-type="float">
            <text:p>344.34</text:p>
          </table:table-cell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%loss</text:p>
          </table:table-cell>
          <table:table-cell table:number-columns-repeated="14" table:style-name="ce37" office:value-type="float" office:value="0" calcext:value-type="float">
            <text:p>0</text:p>
          </table:table-cell>
          <table:table-cell table:style-name="ce46" table:formula="of:=AVERAGE([.C5:.P5])" office:value-type="float" office:value="0" calcext:value-type="float">
            <text:p>0</text:p>
          </table:table-cell>
          <table:table-cell table:style-name="ce46" table:formula="of:=MIN([.C5:.P5])" office:value-type="float" office:value="0" calcext:value-type="float">
            <text:p>0</text:p>
          </table:table-cell>
          <table:table-cell table:style-name="ce46" table:formula="of:=MAX([.C5:.P5])" office:value-type="float" office:value="0" calcext:value-type="float">
            <text:p>0</text:p>
          </table:table-cell>
          <table:table-cell table:style-name="ce46" table:formula="of:=STDEV([.C5:.P5])" office:value-type="float" office:value="0" calcext:value-type="float">
            <text:p>0</text:p>
          </table:table-cell>
          <table:table-cell table:style-name="ce107" table:formula="of:=VAR([.C5:.P5])" office:value-type="float" office:value="0" calcext:value-type="float">
            <text:p>0.00</text:p>
          </table:table-cell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TTL</text:p>
          </table:table-cell>
          <table:table-cell table:style-name="ce37" office:value-type="float" office:value="90" calcext:value-type="float">
            <text:p>90</text:p>
          </table:table-cell>
          <table:table-cell table:number-columns-repeated="2" table:style-name="ce37" office:value-type="float" office:value="103" calcext:value-type="float">
            <text:p>103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99" calcext:value-type="float">
            <text:p>99</text:p>
          </table:table-cell>
          <table:table-cell table:number-columns-repeated="2" table:style-name="ce37" office:value-type="float" office:value="92" calcext:value-type="float">
            <text:p>92</text:p>
          </table:table-cell>
          <table:table-cell table:style-name="ce37" office:value-type="float" office:value="95" calcext:value-type="float">
            <text:p>95</text:p>
          </table:table-cell>
          <table:table-cell table:number-columns-repeated="2" table:style-name="ce37" office:value-type="float" office:value="97" calcext:value-type="float">
            <text:p>97</text:p>
          </table:table-cell>
          <table:table-cell table:number-columns-repeated="2" table:style-name="ce37" office:value-type="float" office:value="99" calcext:value-type="float">
            <text:p>99</text:p>
          </table:table-cell>
          <table:table-cell table:style-name="ce107" table:formula="of:=AVERAGE([.C6:.P6])" office:value-type="float" office:value="97.0714285714286" calcext:value-type="float">
            <text:p>97.07</text:p>
          </table:table-cell>
          <table:table-cell table:style-name="ce46" table:formula="of:=MIN([.C6:.P6])" office:value-type="float" office:value="90" calcext:value-type="float">
            <text:p>90</text:p>
          </table:table-cell>
          <table:table-cell table:style-name="ce46" table:formula="of:=MAX([.C6:.P6])" office:value-type="float" office:value="103" calcext:value-type="float">
            <text:p>103</text:p>
          </table:table-cell>
          <table:table-cell table:style-name="ce107" table:formula="of:=STDEV([.C6:.P6])" office:value-type="float" office:value="4.00891862868637" calcext:value-type="float">
            <text:p>4.01</text:p>
          </table:table-cell>
          <table:table-cell table:style-name="ce107" table:formula="of:=VAR([.C6:.P6])" office:value-type="float" office:value="16.0714285714286" calcext:value-type="float">
            <text:p>16.07</text:p>
          </table:table-cell>
          <table:table-cell table:number-columns-repeated="1003"/>
        </table:table-row>
        <table:table-row table:style-name="ro2">
          <table:covered-table-cell/>
          <table:table-cell table:style-name="ce15" office:value-type="string" calcext:value-type="string">
            <text:p>IP Address</text:p>
          </table:table-cell>
          <table:table-cell table:number-columns-repeated="3" table:style-name="ce37" office:value-type="string" calcext:value-type="string">
            <text:p>205.204.101.42</text:p>
          </table:table-cell>
          <table:table-cell table:style-name="ce37" office:value-type="string" calcext:value-type="string">
            <text:p>198.11.132.23</text:p>
          </table:table-cell>
          <table:table-cell table:number-columns-repeated="2" table:style-name="ce37" office:value-type="string" calcext:value-type="string">
            <text:p>205.204.101.42</text:p>
          </table:table-cell>
          <table:table-cell table:number-columns-repeated="4" table:style-name="ce37" office:value-type="string" calcext:value-type="string">
            <text:p>198.11.132.23</text:p>
          </table:table-cell>
          <table:table-cell table:number-columns-repeated="2" table:style-name="ce37" office:value-type="string" calcext:value-type="string">
            <text:p>205.204.101.42</text:p>
          </table:table-cell>
          <table:table-cell table:number-columns-repeated="2" table:style-name="ce37" office:value-type="string" calcext:value-type="string">
            <text:p>198.11.132.23</text:p>
          </table:table-cell>
          <table:table-cell table:style-name="ce46" table:number-columns-repeated="4"/>
          <table:table-cell table:style-name="ce107"/>
          <table:table-cell table:number-columns-repeated="1003"/>
        </table:table-row>
        <table:table-row table:style-name="ro2">
          <table:table-cell table:style-name="ce6" office:value-type="string" calcext:value-type="string" table:number-columns-spanned="1" table:number-rows-spanned="6">
            <text:p>Amazon</text:p>
          </table:table-cell>
          <table:table-cell table:style-name="ce20" office:value-type="string" calcext:value-type="string">
            <text:p>min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109" table:formula="of:=AVERAGE([.C8:.P8])" office:value-type="float" office:value="17.9285714285714" calcext:value-type="float">
            <text:p>17.93</text:p>
          </table:table-cell>
          <table:table-cell table:style-name="ce47" table:formula="of:=MIN([.C8:.P8])" office:value-type="float" office:value="12" calcext:value-type="float">
            <text:p>12</text:p>
          </table:table-cell>
          <table:table-cell table:style-name="ce47" table:formula="of:=MAX([.C8:.P8])" office:value-type="float" office:value="35" calcext:value-type="float">
            <text:p>35</text:p>
          </table:table-cell>
          <table:table-cell table:style-name="ce109" table:formula="of:=STDEV([.C8:.P8])" office:value-type="float" office:value="5.98027894531152" calcext:value-type="float">
            <text:p>5.98</text:p>
          </table:table-cell>
          <table:table-cell table:style-name="ce109" table:formula="of:=VAR([.C8:.P8])" office:value-type="float" office:value="35.7637362637363" calcext:value-type="float">
            <text:p>35.76</text:p>
          </table:table-cell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31" calcext:value-type="float">
            <text:p>131</text:p>
          </table:table-cell>
          <table:table-cell table:style-name="ce109" table:formula="of:=AVERAGE([.C9:.P9])" office:value-type="float" office:value="43.1428571428572" calcext:value-type="float">
            <text:p>43.14</text:p>
          </table:table-cell>
          <table:table-cell table:style-name="ce47" table:formula="of:=MIN([.C9:.P9])" office:value-type="float" office:value="13" calcext:value-type="float">
            <text:p>13</text:p>
          </table:table-cell>
          <table:table-cell table:style-name="ce47" table:formula="of:=MAX([.C9:.P9])" office:value-type="float" office:value="131" calcext:value-type="float">
            <text:p>131</text:p>
          </table:table-cell>
          <table:table-cell table:style-name="ce109" table:formula="of:=STDEV([.C9:.P9])" office:value-type="float" office:value="31.6005285809179" calcext:value-type="float">
            <text:p>31.60</text:p>
          </table:table-cell>
          <table:table-cell table:style-name="ce109" table:formula="of:=VAR([.C9:.P9])" office:value-type="float" office:value="998.593406593407" calcext:value-type="float">
            <text:p>998.59</text:p>
          </table:table-cell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21" calcext:value-type="float">
            <text:p>2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50" calcext:value-type="float">
            <text:p>50</text:p>
          </table:table-cell>
          <table:table-cell table:style-name="ce109" table:formula="of:=AVERAGE([.C10:.P10])" office:value-type="float" office:value="28.2142857142857" calcext:value-type="float">
            <text:p>28.21</text:p>
          </table:table-cell>
          <table:table-cell table:style-name="ce47" table:formula="of:=MIN([.C10:.P10])" office:value-type="float" office:value="12" calcext:value-type="float">
            <text:p>12</text:p>
          </table:table-cell>
          <table:table-cell table:style-name="ce47" table:formula="of:=MAX([.C10:.P10])" office:value-type="float" office:value="50" calcext:value-type="float">
            <text:p>50</text:p>
          </table:table-cell>
          <table:table-cell table:style-name="ce109" table:formula="of:=STDEV([.C10:.P10])" office:value-type="float" office:value="14.0722234393671" calcext:value-type="float">
            <text:p>14.07</text:p>
          </table:table-cell>
          <table:table-cell table:style-name="ce109" table:formula="of:=VAR([.C10:.P10])" office:value-type="float" office:value="198.027472527473" calcext:value-type="float">
            <text:p>198.03</text:p>
          </table:table-cell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number-columns-repeated="14" table:style-name="ce38" office:value-type="float" office:value="0" calcext:value-type="float">
            <text:p>0</text:p>
          </table:table-cell>
          <table:table-cell table:style-name="ce47" table:formula="of:=AVERAGE([.C11:.P11])" office:value-type="float" office:value="0" calcext:value-type="float">
            <text:p>0</text:p>
          </table:table-cell>
          <table:table-cell table:style-name="ce47" table:formula="of:=MIN([.C11:.P11])" office:value-type="float" office:value="0" calcext:value-type="float">
            <text:p>0</text:p>
          </table:table-cell>
          <table:table-cell table:style-name="ce47" table:formula="of:=MAX([.C11:.P11])" office:value-type="float" office:value="0" calcext:value-type="float">
            <text:p>0</text:p>
          </table:table-cell>
          <table:table-cell table:style-name="ce109" table:formula="of:=STDEV([.C11:.P11])" office:value-type="float" office:value="0" calcext:value-type="float">
            <text:p>0.00</text:p>
          </table:table-cell>
          <table:table-cell table:style-name="ce109" table:formula="of:=VAR([.C11:.P11])" office:value-type="float" office:value="0" calcext:value-type="float">
            <text:p>0.00</text:p>
          </table:table-cell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243" calcext:value-type="float">
            <text:p>243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3" table:style-name="ce38" office:value-type="float" office:value="238" calcext:value-type="float">
            <text:p>238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57" calcext:value-type="float">
            <text:p>57</text:p>
          </table:table-cell>
          <table:table-cell table:style-name="ce47" table:formula="of:=AVERAGE([.C12:.P12])" office:value-type="float" office:value="177.5" calcext:value-type="float">
            <text:p>177.5</text:p>
          </table:table-cell>
          <table:table-cell table:style-name="ce47" table:formula="of:=MIN([.C12:.P12])" office:value-type="float" office:value="51" calcext:value-type="float">
            <text:p>51</text:p>
          </table:table-cell>
          <table:table-cell table:style-name="ce131" table:formula="of:=MAX([.C12:.P12])" office:value-type="float" office:value="245" calcext:value-type="float">
            <text:p>245</text:p>
          </table:table-cell>
          <table:table-cell table:style-name="ce109" table:formula="of:=STDEV([.C12:.P12])" office:value-type="float" office:value="90.7683018205398" calcext:value-type="float">
            <text:p>90.77</text:p>
          </table:table-cell>
          <table:table-cell table:style-name="ce109" table:formula="of:=VAR([.C12:.P12])" office:value-type="float" office:value="8238.88461538462" calcext:value-type="float">
            <text:p>8238.88</text:p>
          </table:table-cell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38" office:value-type="string" calcext:value-type="string">
            <text:p>52.84.142.234</text:p>
          </table:table-cell>
          <table:table-cell table:style-name="ce38" office:value-type="string" calcext:value-type="string">
            <text:p>13.33.162.37</text:p>
          </table:table-cell>
          <table:table-cell table:style-name="ce38" office:value-type="string" calcext:value-type="string">
            <text:p>104.113.22.116</text:p>
          </table:table-cell>
          <table:table-cell table:style-name="ce38" office:value-type="string" calcext:value-type="string">
            <text:p>54.230.89.41</text:p>
          </table:table-cell>
          <table:table-cell table:style-name="ce38" office:value-type="string" calcext:value-type="string">
            <text:p>52.84.14.60</text:p>
          </table:table-cell>
          <table:table-cell table:style-name="ce38" office:value-type="string" calcext:value-type="string">
            <text:p>23.61.161.228</text:p>
          </table:table-cell>
          <table:table-cell table:style-name="ce38" office:value-type="string" calcext:value-type="string">
            <text:p>52.84.14.60</text:p>
          </table:table-cell>
          <table:table-cell table:style-name="ce38" office:value-type="string" calcext:value-type="string">
            <text:p>52.222.219.99</text:p>
          </table:table-cell>
          <table:table-cell table:style-name="ce38" office:value-type="string" calcext:value-type="string">
            <text:p>23.61.161.228</text:p>
          </table:table-cell>
          <table:table-cell table:style-name="ce38" office:value-type="string" calcext:value-type="string">
            <text:p>54.230.89.123</text:p>
          </table:table-cell>
          <table:table-cell table:style-name="ce38" office:value-type="string" calcext:value-type="string">
            <text:p>54.230.89.197</text:p>
          </table:table-cell>
          <table:table-cell table:style-name="ce38" office:value-type="string" calcext:value-type="string">
            <text:p>54.230.89.123</text:p>
          </table:table-cell>
          <table:table-cell table:style-name="ce38" office:value-type="string" calcext:value-type="string">
            <text:p>13.33.162.216</text:p>
          </table:table-cell>
          <table:table-cell table:style-name="ce38" office:value-type="string" calcext:value-type="string">
            <text:p>157.240.2.35</text:p>
          </table:table-cell>
          <table:table-cell table:style-name="ce47" table:number-columns-repeated="3"/>
          <table:table-cell table:style-name="ce109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 table:number-columns-spanned="1" table:number-rows-spanned="6">
            <text:p>Facebook</text:p>
          </table:table-cell>
          <table:table-cell table:style-name="ce21" office:value-type="string" calcext:value-type="string">
            <text:p>min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 table:style-name="ce39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111" table:formula="of:=AVERAGE([.C14:.P14])" office:value-type="float" office:value="14.8571428571429" calcext:value-type="float">
            <text:p>14.86</text:p>
          </table:table-cell>
          <table:table-cell table:style-name="ce48" table:formula="of:=MIN([.C14:.P14])" office:value-type="float" office:value="10" calcext:value-type="float">
            <text:p>10</text:p>
          </table:table-cell>
          <table:table-cell table:style-name="ce48" table:formula="of:=MAX([.C14:.P14])" office:value-type="float" office:value="34" calcext:value-type="float">
            <text:p>34</text:p>
          </table:table-cell>
          <table:table-cell table:style-name="ce111" table:formula="of:=STDEV([.C14:.P14])" office:value-type="float" office:value="6.50274667242345" calcext:value-type="float">
            <text:p>6.50</text:p>
          </table:table-cell>
          <table:table-cell table:style-name="ce111" table:formula="of:=VAR([.C14:.P14])" office:value-type="float" office:value="42.2857142857143" calcext:value-type="float">
            <text:p>42.29</text:p>
          </table:table-cell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max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70" calcext:value-type="float">
            <text:p>70</text:p>
          </table:table-cell>
          <table:table-cell table:style-name="ce111" table:formula="of:=AVERAGE([.C15:.P15])" office:value-type="float" office:value="29.9285714285714" calcext:value-type="float">
            <text:p>29.93</text:p>
          </table:table-cell>
          <table:table-cell table:style-name="ce48" table:formula="of:=MIN([.C15:.P15])" office:value-type="float" office:value="11" calcext:value-type="float">
            <text:p>11</text:p>
          </table:table-cell>
          <table:table-cell table:style-name="ce48" table:formula="of:=MAX([.C15:.P15])" office:value-type="float" office:value="70" calcext:value-type="float">
            <text:p>70</text:p>
          </table:table-cell>
          <table:table-cell table:style-name="ce111" table:formula="of:=STDEV([.C15:.P15])" office:value-type="float" office:value="19.2572235626182" calcext:value-type="float">
            <text:p>19.26</text:p>
          </table:table-cell>
          <table:table-cell table:style-name="ce111" table:formula="of:=VAR([.C15:.P15])" office:value-type="float" office:value="370.840659340659" calcext:value-type="float">
            <text:p>370.84</text:p>
          </table:table-cell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avg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3" table:style-name="ce39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44" calcext:value-type="float">
            <text:p>44</text:p>
          </table:table-cell>
          <table:table-cell table:style-name="ce111" table:formula="of:=AVERAGE([.C16:.P16])" office:value-type="float" office:value="20.7857142857143" calcext:value-type="float">
            <text:p>20.79</text:p>
          </table:table-cell>
          <table:table-cell table:style-name="ce48" table:formula="of:=MIN([.C16:.P16])" office:value-type="float" office:value="10" calcext:value-type="float">
            <text:p>10</text:p>
          </table:table-cell>
          <table:table-cell table:style-name="ce48" table:formula="of:=MAX([.C16:.P16])" office:value-type="float" office:value="46" calcext:value-type="float">
            <text:p>46</text:p>
          </table:table-cell>
          <table:table-cell table:style-name="ce111" table:formula="of:=STDEV([.C16:.P16])" office:value-type="float" office:value="13.2268873681811" calcext:value-type="float">
            <text:p>13.23</text:p>
          </table:table-cell>
          <table:table-cell table:style-name="ce111" table:formula="of:=VAR([.C16:.P16])" office:value-type="float" office:value="174.950549450549" calcext:value-type="float">
            <text:p>174.95</text:p>
          </table:table-cell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%loss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3" table:style-name="ce39" office:value-type="float" office:value="0" calcext:value-type="float">
            <text:p>0</text:p>
          </table:table-cell>
          <table:table-cell table:style-name="ce111" table:formula="of:=AVERAGE([.C17:.P17])" office:value-type="float" office:value="0.5" calcext:value-type="float">
            <text:p>0.50</text:p>
          </table:table-cell>
          <table:table-cell table:style-name="ce48" table:formula="of:=MIN([.C17:.P17])" office:value-type="float" office:value="0" calcext:value-type="float">
            <text:p>0</text:p>
          </table:table-cell>
          <table:table-cell table:style-name="ce48" table:formula="of:=MAX([.C17:.P17])" office:value-type="float" office:value="7" calcext:value-type="float">
            <text:p>7</text:p>
          </table:table-cell>
          <table:table-cell table:style-name="ce111" table:formula="of:=STDEV([.C17:.P17])" office:value-type="float" office:value="1.87082869338697" calcext:value-type="float">
            <text:p>1.87</text:p>
          </table:table-cell>
          <table:table-cell table:style-name="ce111" table:formula="of:=VAR([.C17:.P17])" office:value-type="float" office:value="3.5" calcext:value-type="float">
            <text:p>3.50</text:p>
          </table:table-cell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TTL</text:p>
          </table:table-cell>
          <table:table-cell table:number-columns-repeated="9" table:style-name="ce39" office:value-type="float" office:value="54" calcext:value-type="float">
            <text:p>54</text:p>
          </table:table-cell>
          <table:table-cell table:number-columns-repeated="3"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54" calcext:value-type="float">
            <text:p>54</text:p>
          </table:table-cell>
          <table:table-cell table:style-name="ce111" table:formula="of:=AVERAGE([.C18:.P18])" office:value-type="float" office:value="52.9285714285714" calcext:value-type="float">
            <text:p>52.93</text:p>
          </table:table-cell>
          <table:table-cell table:style-name="ce48" table:formula="of:=MIN([.C18:.P18])" office:value-type="float" office:value="49" calcext:value-type="float">
            <text:p>49</text:p>
          </table:table-cell>
          <table:table-cell table:style-name="ce48" table:formula="of:=MAX([.C18:.P18])" office:value-type="float" office:value="54" calcext:value-type="float">
            <text:p>54</text:p>
          </table:table-cell>
          <table:table-cell table:style-name="ce111" table:formula="of:=STDEV([.C18:.P18])" office:value-type="float" office:value="2.1290765681316" calcext:value-type="float">
            <text:p>2.13</text:p>
          </table:table-cell>
          <table:table-cell table:style-name="ce111" table:formula="of:=VAR([.C18:.P18])" office:value-type="float" office:value="4.53296703296703" calcext:value-type="float">
            <text:p>4.53</text:p>
          </table:table-cell>
          <table:table-cell table:number-columns-repeated="1003"/>
        </table:table-row>
        <table:table-row table:style-name="ro2">
          <table:covered-table-cell/>
          <table:table-cell table:style-name="ce21" office:value-type="string" calcext:value-type="string">
            <text:p>IP Address</text:p>
          </table:table-cell>
          <table:table-cell table:style-name="ce39" office:value-type="string" calcext:value-type="string">
            <text:p>157.240.18.35</text:p>
          </table:table-cell>
          <table:table-cell table:number-columns-repeated="4" table:style-name="ce39" office:value-type="string" calcext:value-type="string">
            <text:p>157.240.2.35</text:p>
          </table:table-cell>
          <table:table-cell table:style-name="ce39" office:value-type="string" calcext:value-type="string">
            <text:p>157.240.18.35</text:p>
          </table:table-cell>
          <table:table-cell table:style-name="ce39" office:value-type="string" calcext:value-type="string">
            <text:p>157.240.2.35</text:p>
          </table:table-cell>
          <table:table-cell table:number-columns-repeated="5" table:style-name="ce39" office:value-type="string" calcext:value-type="string">
            <text:p>157.240.18.35</text:p>
          </table:table-cell>
          <table:table-cell table:number-columns-repeated="2" table:style-name="ce39" office:value-type="string" calcext:value-type="string">
            <text:p>157.240.2.35</text:p>
          </table:table-cell>
          <table:table-cell table:style-name="ce48" table:number-columns-repeated="3"/>
          <table:table-cell table:style-name="ce111" table:number-columns-repeated="2"/>
          <table:table-cell table:number-columns-repeated="1003"/>
        </table:table-row>
        <table:table-row table:style-name="ro2">
          <table:table-cell table:style-name="ce10" office:value-type="string" calcext:value-type="string" table:number-columns-spanned="1" table:number-rows-spanned="6">
            <text:p>Google</text:p>
          </table:table-cell>
          <table:table-cell table:style-name="ce23" office:value-type="string" calcext:value-type="string">
            <text:p>mi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17" calcext:value-type="float">
            <text:p>1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3" table:style-name="ce40" office:value-type="float" office:value="7" calcext:value-type="float">
            <text:p>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113" table:formula="of:=AVERAGE([.C20:.P20])" office:value-type="float" office:value="15.5714285714286" calcext:value-type="float">
            <text:p>15.57</text:p>
          </table:table-cell>
          <table:table-cell table:style-name="ce126" table:formula="of:=MIN([.C20:.P20])" office:value-type="float" office:value="7" calcext:value-type="float">
            <text:p>7</text:p>
          </table:table-cell>
          <table:table-cell table:style-name="ce49" table:formula="of:=MAX([.C20:.P20])" office:value-type="float" office:value="45" calcext:value-type="float">
            <text:p>45</text:p>
          </table:table-cell>
          <table:table-cell table:style-name="ce113" table:formula="of:=STDEV([.C20:.P20])" office:value-type="float" office:value="10.0820807201863" calcext:value-type="float">
            <text:p>10.08</text:p>
          </table:table-cell>
          <table:table-cell table:style-name="ce113" table:formula="of:=VAR([.C20:.P20])" office:value-type="float" office:value="101.648351648352" calcext:value-type="float">
            <text:p>101.65</text:p>
          </table:table-cell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max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31" calcext:value-type="float">
            <text:p>131</text:p>
          </table:table-cell>
          <table:table-cell table:style-name="ce113" table:formula="of:=AVERAGE([.C21:.P21])" office:value-type="float" office:value="33.3571428571429" calcext:value-type="float">
            <text:p>33.36</text:p>
          </table:table-cell>
          <table:table-cell table:style-name="ce49" table:formula="of:=MIN([.C21:.P21])" office:value-type="float" office:value="8" calcext:value-type="float">
            <text:p>8</text:p>
          </table:table-cell>
          <table:table-cell table:style-name="ce49" table:formula="of:=MAX([.C21:.P21])" office:value-type="float" office:value="131" calcext:value-type="float">
            <text:p>131</text:p>
          </table:table-cell>
          <table:table-cell table:style-name="ce113" table:formula="of:=STDEV([.C21:.P21])" office:value-type="float" office:value="32.4051447550139" calcext:value-type="float">
            <text:p>32.41</text:p>
          </table:table-cell>
          <table:table-cell table:style-name="ce113" table:formula="of:=VAR([.C21:.P21])" office:value-type="float" office:value="1050.09340659341" calcext:value-type="float">
            <text:p>1050.09</text:p>
          </table:table-cell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avg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3" table:style-name="ce40" office:value-type="float" office:value="7" calcext:value-type="float">
            <text:p>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57" calcext:value-type="float">
            <text:p>57</text:p>
          </table:table-cell>
          <table:table-cell table:style-name="ce113" table:formula="of:=AVERAGE([.C22:.P22])" office:value-type="float" office:value="21" calcext:value-type="float">
            <text:p>21.00</text:p>
          </table:table-cell>
          <table:table-cell table:style-name="ce49" table:formula="of:=MIN([.C22:.P22])" office:value-type="float" office:value="7" calcext:value-type="float">
            <text:p>7</text:p>
          </table:table-cell>
          <table:table-cell table:style-name="ce49" table:formula="of:=MAX([.C22:.P22])" office:value-type="float" office:value="57" calcext:value-type="float">
            <text:p>57</text:p>
          </table:table-cell>
          <table:table-cell table:style-name="ce113" table:formula="of:=STDEV([.C22:.P22])" office:value-type="float" office:value="16.4410368379763" calcext:value-type="float">
            <text:p>16.44</text:p>
          </table:table-cell>
          <table:table-cell table:style-name="ce113" table:formula="of:=VAR([.C22:.P22])" office:value-type="float" office:value="270.307692307692" calcext:value-type="float">
            <text:p>270.31</text:p>
          </table:table-cell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%loss</text:p>
          </table:table-cell>
          <table:table-cell table:number-columns-repeated="14" table:style-name="ce40" office:value-type="float" office:value="0" calcext:value-type="float">
            <text:p>0</text:p>
          </table:table-cell>
          <table:table-cell table:style-name="ce49" table:formula="of:=AVERAGE([.C23:.P23])" office:value-type="float" office:value="0" calcext:value-type="float">
            <text:p>0</text:p>
          </table:table-cell>
          <table:table-cell table:style-name="ce49" table:formula="of:=MIN([.C23:.P23])" office:value-type="float" office:value="0" calcext:value-type="float">
            <text:p>0</text:p>
          </table:table-cell>
          <table:table-cell table:style-name="ce49" table:formula="of:=MAX([.C23:.P23])" office:value-type="float" office:value="0" calcext:value-type="float">
            <text:p>0</text:p>
          </table:table-cell>
          <table:table-cell table:style-name="ce113" table:formula="of:=STDEV([.C23:.P23])" office:value-type="float" office:value="0" calcext:value-type="float">
            <text:p>0.00</text:p>
          </table:table-cell>
          <table:table-cell table:style-name="ce113" table:formula="of:=VAR([.C23:.P23])" office:value-type="float" office:value="0" calcext:value-type="float">
            <text:p>0.00</text:p>
          </table:table-cell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TTL</text:p>
          </table:table-cell>
          <table:table-cell table:number-columns-repeated="9" table:style-name="ce40" office:value-type="float" office:value="54" calcext:value-type="float">
            <text:p>54</text:p>
          </table:table-cell>
          <table:table-cell table:number-columns-repeated="3"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54" calcext:value-type="float">
            <text:p>54</text:p>
          </table:table-cell>
          <table:table-cell table:style-name="ce113" table:formula="of:=AVERAGE([.C24:.P24])" office:value-type="float" office:value="53.3571428571429" calcext:value-type="float">
            <text:p>53.36</text:p>
          </table:table-cell>
          <table:table-cell table:style-name="ce49" table:formula="of:=MIN([.C24:.P24])" office:value-type="float" office:value="51" calcext:value-type="float">
            <text:p>51</text:p>
          </table:table-cell>
          <table:table-cell table:style-name="ce49" table:formula="of:=MAX([.C24:.P24])" office:value-type="float" office:value="54" calcext:value-type="float">
            <text:p>54</text:p>
          </table:table-cell>
          <table:table-cell table:style-name="ce113" table:formula="of:=STDEV([.C24:.P24])" office:value-type="float" office:value="1.27744594087896" calcext:value-type="float">
            <text:p>1.28</text:p>
          </table:table-cell>
          <table:table-cell table:style-name="ce113" table:formula="of:=VAR([.C24:.P24])" office:value-type="float" office:value="1.63186813186813" calcext:value-type="float">
            <text:p>1.63</text:p>
          </table:table-cell>
          <table:table-cell table:number-columns-repeated="1003"/>
        </table:table-row>
        <table:table-row table:style-name="ro2">
          <table:covered-table-cell/>
          <table:table-cell table:style-name="ce23" office:value-type="string" calcext:value-type="string">
            <text:p>IP Address</text:p>
          </table:table-cell>
          <table:table-cell table:style-name="ce40" office:value-type="string" calcext:value-type="string">
            <text:p>172.217.4.36</text:p>
          </table:table-cell>
          <table:table-cell table:number-columns-repeated="3" table:style-name="ce40" office:value-type="string" calcext:value-type="string">
            <text:p>172.217.9.68</text:p>
          </table:table-cell>
          <table:table-cell table:style-name="ce40" office:value-type="string" calcext:value-type="string">
            <text:p>157.240.2.35</text:p>
          </table:table-cell>
          <table:table-cell table:style-name="ce40" office:value-type="string" calcext:value-type="string">
            <text:p>172.217.4.100</text:p>
          </table:table-cell>
          <table:table-cell table:style-name="ce40" office:value-type="string" calcext:value-type="string">
            <text:p>172.217.9.68</text:p>
          </table:table-cell>
          <table:table-cell table:number-columns-repeated="2" table:style-name="ce40" office:value-type="string" calcext:value-type="string">
            <text:p>172.217.4.100</text:p>
          </table:table-cell>
          <table:table-cell table:style-name="ce40" office:value-type="string" calcext:value-type="string">
            <text:p>172.217.1.36</text:p>
          </table:table-cell>
          <table:table-cell table:style-name="ce40" office:value-type="string" calcext:value-type="string">
            <text:p>172.217.5.4</text:p>
          </table:table-cell>
          <table:table-cell table:style-name="ce40" office:value-type="string" calcext:value-type="string">
            <text:p>172.217.1.36</text:p>
          </table:table-cell>
          <table:table-cell table:number-columns-repeated="2" table:style-name="ce40" office:value-type="string" calcext:value-type="string">
            <text:p>172.217.6.100</text:p>
          </table:table-cell>
          <table:table-cell table:style-name="ce49" table:number-columns-repeated="3"/>
          <table:table-cell table:style-name="ce113" table:number-columns-repeated="2"/>
          <table:table-cell table:number-columns-repeated="1003"/>
        </table:table-row>
        <table:table-row table:style-name="ro2">
          <table:table-cell table:style-name="ce11" office:value-type="string" calcext:value-type="string" table:number-columns-spanned="1" table:number-rows-spanned="6">
            <text:p>Steam</text:p>
          </table:table-cell>
          <table:table-cell table:style-name="ce32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19" calcext:value-type="float">
            <text:p>19</text:p>
          </table:table-cell>
          <table:table-cell table:number-columns-repeated="2" table:style-name="ce41" office:value-type="float" office:value="15" calcext:value-type="float">
            <text:p>15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1" calcext:value-type="float">
            <text:p>21</text:p>
          </table:table-cell>
          <table:table-cell table:style-name="ce115" table:formula="of:=AVERAGE([.C26:.P26])" office:value-type="float" office:value="13.4285714285714" calcext:value-type="float">
            <text:p>13.43</text:p>
          </table:table-cell>
          <table:table-cell table:style-name="ce127" table:formula="of:=MIN([.C26:.P26])" office:value-type="float" office:value="7" calcext:value-type="float">
            <text:p>7</text:p>
          </table:table-cell>
          <table:table-cell table:style-name="ce50" table:formula="of:=MAX([.C26:.P26])" office:value-type="float" office:value="21" calcext:value-type="float">
            <text:p>21</text:p>
          </table:table-cell>
          <table:table-cell table:style-name="ce115" table:formula="of:=STDEV([.C26:.P26])" office:value-type="float" office:value="4.87874961462441" calcext:value-type="float">
            <text:p>4.88</text:p>
          </table:table-cell>
          <table:table-cell table:style-name="ce115" table:formula="of:=VAR([.C26:.P26])" office:value-type="float" office:value="23.8021978021978" calcext:value-type="float">
            <text:p>23.80</text:p>
          </table:table-cell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08" calcext:value-type="float">
            <text:p>108</text:p>
          </table:table-cell>
          <table:table-cell table:style-name="ce115" table:formula="of:=AVERAGE([.C27:.P27])" office:value-type="float" office:value="37.8571428571429" calcext:value-type="float">
            <text:p>37.86</text:p>
          </table:table-cell>
          <table:table-cell table:style-name="ce50" table:formula="of:=MIN([.C27:.P27])" office:value-type="float" office:value="8" calcext:value-type="float">
            <text:p>8</text:p>
          </table:table-cell>
          <table:table-cell table:style-name="ce50" table:formula="of:=MAX([.C27:.P27])" office:value-type="float" office:value="108" calcext:value-type="float">
            <text:p>108</text:p>
          </table:table-cell>
          <table:table-cell table:style-name="ce115" table:formula="of:=STDEV([.C27:.P27])" office:value-type="float" office:value="28.5383874884262" calcext:value-type="float">
            <text:p>28.54</text:p>
          </table:table-cell>
          <table:table-cell table:style-name="ce115" table:formula="of:=VAR([.C27:.P27])" office:value-type="float" office:value="814.43956043956" calcext:value-type="float">
            <text:p>814.44</text:p>
          </table:table-cell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0" calcext:value-type="float">
            <text:p>60</text:p>
          </table:table-cell>
          <table:table-cell table:style-name="ce115" table:formula="of:=AVERAGE([.C28:.P28])" office:value-type="float" office:value="25" calcext:value-type="float">
            <text:p>25.00</text:p>
          </table:table-cell>
          <table:table-cell table:style-name="ce50" table:formula="of:=MIN([.C28:.P28])" office:value-type="float" office:value="7" calcext:value-type="float">
            <text:p>7</text:p>
          </table:table-cell>
          <table:table-cell table:style-name="ce50" table:formula="of:=MAX([.C28:.P28])" office:value-type="float" office:value="60" calcext:value-type="float">
            <text:p>60</text:p>
          </table:table-cell>
          <table:table-cell table:style-name="ce115" table:formula="of:=STDEV([.C28:.P28])" office:value-type="float" office:value="17.3471345450215" calcext:value-type="float">
            <text:p>17.35</text:p>
          </table:table-cell>
          <table:table-cell table:style-name="ce115" table:formula="of:=VAR([.C28:.P28])" office:value-type="float" office:value="300.923076923077" calcext:value-type="float">
            <text:p>300.92</text:p>
          </table:table-cell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number-columns-repeated="14" table:style-name="ce41" office:value-type="float" office:value="0" calcext:value-type="float">
            <text:p>0</text:p>
          </table:table-cell>
          <table:table-cell table:style-name="ce50" table:formula="of:=AVERAGE([.C29:.P29])" office:value-type="float" office:value="0" calcext:value-type="float">
            <text:p>0</text:p>
          </table:table-cell>
          <table:table-cell table:style-name="ce50" table:formula="of:=MIN([.C29:.P29])" office:value-type="float" office:value="0" calcext:value-type="float">
            <text:p>0</text:p>
          </table:table-cell>
          <table:table-cell table:style-name="ce50" table:formula="of:=MAX([.C29:.P29])" office:value-type="float" office:value="0" calcext:value-type="float">
            <text:p>0</text:p>
          </table:table-cell>
          <table:table-cell table:style-name="ce115" table:formula="of:=STDEV([.C29:.P29])" office:value-type="float" office:value="0" calcext:value-type="float">
            <text:p>0.00</text:p>
          </table:table-cell>
          <table:table-cell table:style-name="ce115" table:formula="of:=VAR([.C29:.P29])" office:value-type="float" office:value="0" calcext:value-type="float">
            <text:p>0.00</text:p>
          </table:table-cell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4" table:style-name="ce41" office:value-type="float" office:value="60" calcext:value-type="float">
            <text:p>6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2" table:style-name="ce41" office:value-type="float" office:value="54" calcext:value-type="float">
            <text:p>54</text:p>
          </table:table-cell>
          <table:table-cell table:number-columns-repeated="3" table:style-name="ce41" office:value-type="float" office:value="52" calcext:value-type="float">
            <text:p>52</text:p>
          </table:table-cell>
          <table:table-cell table:number-columns-repeated="2" table:style-name="ce41" office:value-type="float" office:value="60" calcext:value-type="float">
            <text:p>60</text:p>
          </table:table-cell>
          <table:table-cell table:style-name="ce115" table:formula="of:=AVERAGE([.C30:.P30])" office:value-type="float" office:value="56.5714285714286" calcext:value-type="float">
            <text:p>56.57</text:p>
          </table:table-cell>
          <table:table-cell table:style-name="ce50" table:formula="of:=MIN([.C30:.P30])" office:value-type="float" office:value="52" calcext:value-type="float">
            <text:p>52</text:p>
          </table:table-cell>
          <table:table-cell table:style-name="ce50" table:formula="of:=MAX([.C30:.P30])" office:value-type="float" office:value="60" calcext:value-type="float">
            <text:p>60</text:p>
          </table:table-cell>
          <table:table-cell table:style-name="ce115" table:formula="of:=STDEV([.C30:.P30])" office:value-type="float" office:value="3.63136519601281" calcext:value-type="float">
            <text:p>3.63</text:p>
          </table:table-cell>
          <table:table-cell table:style-name="ce115" table:formula="of:=VAR([.C30:.P30])" office:value-type="float" office:value="13.1868131868132" calcext:value-type="float">
            <text:p>13.19</text:p>
          </table:table-cell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style-name="ce41" office:value-type="string" calcext:value-type="string">
            <text:p>104.67.80.202</text:p>
          </table:table-cell>
          <table:table-cell table:number-columns-repeated="4" table:style-name="ce41" office:value-type="string" calcext:value-type="string">
            <text:p>23.48.162.148</text:p>
          </table:table-cell>
          <table:table-cell table:style-name="ce41" office:value-type="string" calcext:value-type="string">
            <text:p>104.67.80.202</text:p>
          </table:table-cell>
          <table:table-cell table:style-name="ce41" office:value-type="string" calcext:value-type="string">
            <text:p>23.48.162.148</text:p>
          </table:table-cell>
          <table:table-cell table:number-columns-repeated="2" table:style-name="ce41" office:value-type="string" calcext:value-type="string">
            <text:p>104.67.80.202</text:p>
          </table:table-cell>
          <table:table-cell table:number-columns-repeated="3" table:style-name="ce41" office:value-type="string" calcext:value-type="string">
            <text:p>172.224.15.45</text:p>
          </table:table-cell>
          <table:table-cell table:number-columns-repeated="2" table:style-name="ce41" office:value-type="string" calcext:value-type="string">
            <text:p>23.48.162.148</text:p>
          </table:table-cell>
          <table:table-cell table:style-name="ce50" table:number-columns-repeated="3"/>
          <table:table-cell table:style-name="ce115" table:number-columns-repeated="2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1" table:number-rows-spanned="6">
            <text:p>Ebay</text:p>
          </table:table-cell>
          <table:table-cell table:style-name="ce53" office:value-type="string" calcext:value-type="string">
            <text:p>min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3" table:style-name="ce65" office:value-type="float" office:value="11" calcext:value-type="float">
            <text:p>11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4" calcext:value-type="float">
            <text:p>14</text:p>
          </table:table-cell>
          <table:table-cell table:number-columns-repeated="3" table:style-name="ce65" office:value-type="float" office:value="10" calcext:value-type="float">
            <text:p>1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117" table:formula="of:=AVERAGE([.C32:.P32])" office:value-type="float" office:value="13.4285714285714" calcext:value-type="float">
            <text:p>13.43</text:p>
          </table:table-cell>
          <table:table-cell table:style-name="ce79" table:formula="of:=MIN([.C32:.P32])" office:value-type="float" office:value="10" calcext:value-type="float">
            <text:p>10</text:p>
          </table:table-cell>
          <table:table-cell table:style-name="ce79" table:formula="of:=MAX([.C32:.P32])" office:value-type="float" office:value="27" calcext:value-type="float">
            <text:p>27</text:p>
          </table:table-cell>
          <table:table-cell table:style-name="ce117" table:formula="of:=STDEV([.C32:.P32])" office:value-type="float" office:value="5.33081442348" calcext:value-type="float">
            <text:p>5.33</text:p>
          </table:table-cell>
          <table:table-cell table:style-name="ce117" table:formula="of:=VAR([.C32:.P32])" office:value-type="float" office:value="28.4175824175824" calcext:value-type="float">
            <text:p>28.42</text:p>
          </table:table-cell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max</text:p>
          </table:table-cell>
          <table:table-cell table:style-name="ce65" office:value-type="float" office:value="24" calcext:value-type="float">
            <text:p>24</text:p>
          </table:table-cell>
          <table:table-cell table:number-columns-repeated="2" table:style-name="ce65" office:value-type="float" office:value="47" calcext:value-type="float">
            <text:p>47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49" calcext:value-type="float">
            <text:p>49</text:p>
          </table:table-cell>
          <table:table-cell table:number-columns-repeated="2" table:style-name="ce65" office:value-type="float" office:value="67" calcext:value-type="float">
            <text:p>67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11" calcext:value-type="float">
            <text:p>11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100" calcext:value-type="float">
            <text:p>100</text:p>
          </table:table-cell>
          <table:table-cell table:style-name="ce117" table:formula="of:=AVERAGE([.C33:.P33])" office:value-type="float" office:value="38.7142857142857" calcext:value-type="float">
            <text:p>38.71</text:p>
          </table:table-cell>
          <table:table-cell table:style-name="ce79" table:formula="of:=MIN([.C33:.P33])" office:value-type="float" office:value="10" calcext:value-type="float">
            <text:p>10</text:p>
          </table:table-cell>
          <table:table-cell table:style-name="ce79" table:formula="of:=MAX([.C33:.P33])" office:value-type="float" office:value="100" calcext:value-type="float">
            <text:p>100</text:p>
          </table:table-cell>
          <table:table-cell table:style-name="ce117" table:formula="of:=STDEV([.C33:.P33])" office:value-type="float" office:value="26.8053627568715" calcext:value-type="float">
            <text:p>26.81</text:p>
          </table:table-cell>
          <table:table-cell table:style-name="ce117" table:formula="of:=VAR([.C33:.P33])" office:value-type="float" office:value="718.527472527473" calcext:value-type="float">
            <text:p>718.53</text:p>
          </table:table-cell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avg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6" calcext:value-type="float">
            <text:p>16</text:p>
          </table:table-cell>
          <table:table-cell table:number-columns-repeated="2" table:style-name="ce65" office:value-type="float" office:value="44" calcext:value-type="float">
            <text:p>44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37" calcext:value-type="float">
            <text:p>37</text:p>
          </table:table-cell>
          <table:table-cell table:number-columns-repeated="3" table:style-name="ce65" office:value-type="float" office:value="10" calcext:value-type="float">
            <text:p>10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42" calcext:value-type="float">
            <text:p>42</text:p>
          </table:table-cell>
          <table:table-cell table:style-name="ce117" table:formula="of:=AVERAGE([.C34:.P34])" office:value-type="float" office:value="21.8571428571429" calcext:value-type="float">
            <text:p>21.86</text:p>
          </table:table-cell>
          <table:table-cell table:style-name="ce79" table:formula="of:=MIN([.C34:.P34])" office:value-type="float" office:value="10" calcext:value-type="float">
            <text:p>10</text:p>
          </table:table-cell>
          <table:table-cell table:style-name="ce79" table:formula="of:=MAX([.C34:.P34])" office:value-type="float" office:value="44" calcext:value-type="float">
            <text:p>44</text:p>
          </table:table-cell>
          <table:table-cell table:style-name="ce117" table:formula="of:=STDEV([.C34:.P34])" office:value-type="float" office:value="13.4270515857248" calcext:value-type="float">
            <text:p>13.43</text:p>
          </table:table-cell>
          <table:table-cell table:style-name="ce117" table:formula="of:=VAR([.C34:.P34])" office:value-type="float" office:value="180.285714285714" calcext:value-type="float">
            <text:p>180.29</text:p>
          </table:table-cell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%loss</text:p>
          </table:table-cell>
          <table:table-cell table:number-columns-repeated="14" table:style-name="ce65" office:value-type="float" office:value="0" calcext:value-type="float">
            <text:p>0</text:p>
          </table:table-cell>
          <table:table-cell table:style-name="ce79" table:formula="of:=AVERAGE([.C35:.P35])" office:value-type="float" office:value="0" calcext:value-type="float">
            <text:p>0</text:p>
          </table:table-cell>
          <table:table-cell table:style-name="ce79" table:formula="of:=MIN([.C35:.P35])" office:value-type="float" office:value="0" calcext:value-type="float">
            <text:p>0</text:p>
          </table:table-cell>
          <table:table-cell table:style-name="ce79" table:formula="of:=MAX([.C35:.P35])" office:value-type="float" office:value="0" calcext:value-type="float">
            <text:p>0</text:p>
          </table:table-cell>
          <table:table-cell table:style-name="ce117" table:formula="of:=STDEV([.C35:.P35])" office:value-type="float" office:value="0" calcext:value-type="float">
            <text:p>0.00</text:p>
          </table:table-cell>
          <table:table-cell table:style-name="ce117" table:formula="of:=VAR([.C35:.P35])" office:value-type="float" office:value="0" calcext:value-type="float">
            <text:p>0.00</text:p>
          </table:table-cell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TTL</text:p>
          </table:table-cell>
          <table:table-cell table:number-columns-repeated="4" table:style-name="ce65" office:value-type="float" office:value="54" calcext:value-type="float">
            <text:p>54</text:p>
          </table:table-cell>
          <table:table-cell table:number-columns-repeated="3" table:style-name="ce65" office:value-type="float" office:value="60" calcext:value-type="float">
            <text:p>60</text:p>
          </table:table-cell>
          <table:table-cell table:number-columns-repeated="2" table:style-name="ce65" office:value-type="float" office:value="54" calcext:value-type="float">
            <text:p>54</text:p>
          </table:table-cell>
          <table:table-cell table:number-columns-repeated="3" table:style-name="ce65" office:value-type="float" office:value="53" calcext:value-type="float">
            <text:p>53</text:p>
          </table:table-cell>
          <table:table-cell table:number-columns-repeated="2" table:style-name="ce65" office:value-type="float" office:value="60" calcext:value-type="float">
            <text:p>60</text:p>
          </table:table-cell>
          <table:table-cell table:style-name="ce117" table:formula="of:=AVERAGE([.C36:.P36])" office:value-type="float" office:value="55.9285714285714" calcext:value-type="float">
            <text:p>55.93</text:p>
          </table:table-cell>
          <table:table-cell table:style-name="ce79" table:formula="of:=MIN([.C36:.P36])" office:value-type="float" office:value="53" calcext:value-type="float">
            <text:p>53</text:p>
          </table:table-cell>
          <table:table-cell table:style-name="ce79" table:formula="of:=MAX([.C36:.P36])" office:value-type="float" office:value="60" calcext:value-type="float">
            <text:p>60</text:p>
          </table:table-cell>
          <table:table-cell table:style-name="ce117" table:formula="of:=STDEV([.C36:.P36])" office:value-type="float" office:value="3.17355141307472" calcext:value-type="float">
            <text:p>3.17</text:p>
          </table:table-cell>
          <table:table-cell table:style-name="ce117" table:formula="of:=VAR([.C36:.P36])" office:value-type="float" office:value="10.0714285714286" calcext:value-type="float">
            <text:p>10.07</text:p>
          </table:table-cell>
          <table:table-cell table:number-columns-repeated="1003"/>
        </table:table-row>
        <table:table-row table:style-name="ro2">
          <table:covered-table-cell table:style-name="ce18"/>
          <table:table-cell table:style-name="ce53" office:value-type="string" calcext:value-type="string">
            <text:p>IP Address</text:p>
          </table:table-cell>
          <table:table-cell table:number-columns-repeated="4" table:style-name="ce65" office:value-type="string" calcext:value-type="string">
            <text:p>104.67.83.109</text:p>
          </table:table-cell>
          <table:table-cell table:number-columns-repeated="3" table:style-name="ce65" office:value-type="string" calcext:value-type="string">
            <text:p>96.16.205.179</text:p>
          </table:table-cell>
          <table:table-cell table:style-name="ce65" office:value-type="string" calcext:value-type="string">
            <text:p>104.67.83.109</text:p>
          </table:table-cell>
          <table:table-cell table:style-name="ce65" office:value-type="string" calcext:value-type="string">
            <text:p>23.72.63.102</text:p>
          </table:table-cell>
          <table:table-cell table:number-columns-repeated="3" table:style-name="ce65" office:value-type="string" calcext:value-type="string">
            <text:p>23.10.206.44</text:p>
          </table:table-cell>
          <table:table-cell table:number-columns-repeated="2" table:style-name="ce65" office:value-type="string" calcext:value-type="string">
            <text:p>96.16.205.179</text:p>
          </table:table-cell>
          <table:table-cell table:style-name="ce79" table:number-columns-repeated="3"/>
          <table:table-cell table:style-name="ce117" table:number-columns-repeated="2"/>
          <table:table-cell table:number-columns-repeated="1003"/>
        </table:table-row>
        <table:table-row table:style-name="ro2">
          <table:table-cell table:style-name="ce19" office:value-type="string" calcext:value-type="string" table:number-columns-spanned="1" table:number-rows-spanned="6">
            <text:p>Vmware</text:p>
          </table:table-cell>
          <table:table-cell table:style-name="ce54" office:value-type="string" calcext:value-type="string">
            <text:p>min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3"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2" table:style-name="ce66" office:value-type="float" office:value="11" calcext:value-type="float">
            <text:p>11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37" calcext:value-type="float">
            <text:p>37</text:p>
          </table:table-cell>
          <table:table-cell table:style-name="ce119" table:formula="of:=AVERAGE([.C38:.P38])" office:value-type="float" office:value="14.0714285714286" calcext:value-type="float">
            <text:p>14.07</text:p>
          </table:table-cell>
          <table:table-cell table:style-name="ce80" table:formula="of:=MIN([.C38:.P38])" office:value-type="float" office:value="10" calcext:value-type="float">
            <text:p>10</text:p>
          </table:table-cell>
          <table:table-cell table:style-name="ce80" table:formula="of:=MAX([.C38:.P38])" office:value-type="float" office:value="37" calcext:value-type="float">
            <text:p>37</text:p>
          </table:table-cell>
          <table:table-cell table:style-name="ce119" table:formula="of:=STDEV([.C38:.P38])" office:value-type="float" office:value="7.39505329168176" calcext:value-type="float">
            <text:p>7.40</text:p>
          </table:table-cell>
          <table:table-cell table:style-name="ce119" table:formula="of:=VAR([.C38:.P38])" office:value-type="float" office:value="54.6868131868132" calcext:value-type="float">
            <text:p>54.69</text:p>
          </table:table-cell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max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48" calcext:value-type="float">
            <text:p>48</text:p>
          </table:table-cell>
          <table:table-cell table:number-columns-repeated="2" table:style-name="ce66" office:value-type="float" office:value="47" calcext:value-type="float">
            <text:p>47</text:p>
          </table:table-cell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47" calcext:value-type="float">
            <text:p>47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68" calcext:value-type="float">
            <text:p>68</text:p>
          </table:table-cell>
          <table:table-cell table:style-name="ce119" table:formula="of:=AVERAGE([.C39:.P39])" office:value-type="float" office:value="38.7857142857143" calcext:value-type="float">
            <text:p>38.79</text:p>
          </table:table-cell>
          <table:table-cell table:style-name="ce80" table:formula="of:=MIN([.C39:.P39])" office:value-type="float" office:value="10" calcext:value-type="float">
            <text:p>10</text:p>
          </table:table-cell>
          <table:table-cell table:style-name="ce80" table:formula="of:=MAX([.C39:.P39])" office:value-type="float" office:value="68" calcext:value-type="float">
            <text:p>68</text:p>
          </table:table-cell>
          <table:table-cell table:style-name="ce119" table:formula="of:=STDEV([.C39:.P39])" office:value-type="float" office:value="18.1242658055164" calcext:value-type="float">
            <text:p>18.12</text:p>
          </table:table-cell>
          <table:table-cell table:style-name="ce119" table:formula="of:=VAR([.C39:.P39])" office:value-type="float" office:value="328.489010989011" calcext:value-type="float">
            <text:p>328.49</text:p>
          </table:table-cell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avg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44" calcext:value-type="float">
            <text:p>44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49" calcext:value-type="float">
            <text:p>49</text:p>
          </table:table-cell>
          <table:table-cell table:style-name="ce119" table:formula="of:=AVERAGE([.C40:.P40])" office:value-type="float" office:value="24.3571428571429" calcext:value-type="float">
            <text:p>24.36</text:p>
          </table:table-cell>
          <table:table-cell table:style-name="ce80" table:formula="of:=MIN([.C40:.P40])" office:value-type="float" office:value="10" calcext:value-type="float">
            <text:p>10</text:p>
          </table:table-cell>
          <table:table-cell table:style-name="ce80" table:formula="of:=MAX([.C40:.P40])" office:value-type="float" office:value="49" calcext:value-type="float">
            <text:p>49</text:p>
          </table:table-cell>
          <table:table-cell table:style-name="ce119" table:formula="of:=STDEV([.C40:.P40])" office:value-type="float" office:value="14.0964105788953" calcext:value-type="float">
            <text:p>14.10</text:p>
          </table:table-cell>
          <table:table-cell table:style-name="ce119" table:formula="of:=VAR([.C40:.P40])" office:value-type="float" office:value="198.708791208791" calcext:value-type="float">
            <text:p>198.71</text:p>
          </table:table-cell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%loss</text:p>
          </table:table-cell>
          <table:table-cell table:number-columns-repeated="14" table:style-name="ce66" office:value-type="float" office:value="0" calcext:value-type="float">
            <text:p>0</text:p>
          </table:table-cell>
          <table:table-cell table:style-name="ce80" table:formula="of:=AVERAGE([.C41:.P41])" office:value-type="float" office:value="0" calcext:value-type="float">
            <text:p>0</text:p>
          </table:table-cell>
          <table:table-cell table:style-name="ce80" table:formula="of:=MIN([.C41:.P41])" office:value-type="float" office:value="0" calcext:value-type="float">
            <text:p>0</text:p>
          </table:table-cell>
          <table:table-cell table:style-name="ce80" table:formula="of:=MAX([.C41:.P41])" office:value-type="float" office:value="0" calcext:value-type="float">
            <text:p>0</text:p>
          </table:table-cell>
          <table:table-cell table:style-name="ce119" table:formula="of:=STDEV([.C41:.P41])" office:value-type="float" office:value="0" calcext:value-type="float">
            <text:p>0.00</text:p>
          </table:table-cell>
          <table:table-cell table:style-name="ce119" table:formula="of:=VAR([.C41:.P41])" office:value-type="float" office:value="0" calcext:value-type="float">
            <text:p>0.00</text:p>
          </table:table-cell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TTL</text:p>
          </table:table-cell>
          <table:table-cell table:number-columns-repeated="4" table:style-name="ce66" office:value-type="float" office:value="54" calcext:value-type="float">
            <text:p>54</text:p>
          </table:table-cell>
          <table:table-cell table:number-columns-repeated="3" table:style-name="ce66" office:value-type="float" office:value="60" calcext:value-type="float">
            <text:p>60</text:p>
          </table:table-cell>
          <table:table-cell table:number-columns-repeated="2" table:style-name="ce66" office:value-type="float" office:value="54" calcext:value-type="float">
            <text:p>54</text:p>
          </table:table-cell>
          <table:table-cell table:number-columns-repeated="3" table:style-name="ce66" office:value-type="float" office:value="53" calcext:value-type="float">
            <text:p>53</text:p>
          </table:table-cell>
          <table:table-cell table:style-name="ce66" office:value-type="float" office:value="60" calcext:value-type="float">
            <text:p>60</text:p>
          </table:table-cell>
          <table:table-cell table:style-name="ce66" office:value-type="float" office:value="55" calcext:value-type="float">
            <text:p>55</text:p>
          </table:table-cell>
          <table:table-cell table:style-name="ce119" table:formula="of:=AVERAGE([.C42:.P42])" office:value-type="float" office:value="55.5714285714286" calcext:value-type="float">
            <text:p>55.57</text:p>
          </table:table-cell>
          <table:table-cell table:style-name="ce80" table:formula="of:=MIN([.C42:.P42])" office:value-type="float" office:value="53" calcext:value-type="float">
            <text:p>53</text:p>
          </table:table-cell>
          <table:table-cell table:style-name="ce80" table:formula="of:=MAX([.C42:.P42])" office:value-type="float" office:value="60" calcext:value-type="float">
            <text:p>60</text:p>
          </table:table-cell>
          <table:table-cell table:style-name="ce119" table:formula="of:=STDEV([.C42:.P42])" office:value-type="float" office:value="2.95385760071042" calcext:value-type="float">
            <text:p>2.95</text:p>
          </table:table-cell>
          <table:table-cell table:style-name="ce119" table:formula="of:=VAR([.C42:.P42])" office:value-type="float" office:value="8.72527472527472" calcext:value-type="float">
            <text:p>8.73</text:p>
          </table:table-cell>
          <table:table-cell table:number-columns-repeated="1003"/>
        </table:table-row>
        <table:table-row table:style-name="ro2">
          <table:covered-table-cell table:style-name="ce22"/>
          <table:table-cell table:style-name="ce54" office:value-type="string" calcext:value-type="string">
            <text:p>IP Address</text:p>
          </table:table-cell>
          <table:table-cell table:number-columns-repeated="4" table:style-name="ce66" office:value-type="string" calcext:value-type="string">
            <text:p>104.67.86.163</text:p>
          </table:table-cell>
          <table:table-cell table:number-columns-repeated="3" table:style-name="ce66" office:value-type="string" calcext:value-type="string">
            <text:p>23.48.163.145</text:p>
          </table:table-cell>
          <table:table-cell table:number-columns-repeated="2" table:style-name="ce66" office:value-type="string" calcext:value-type="string">
            <text:p>23.221.16.113</text:p>
          </table:table-cell>
          <table:table-cell table:number-columns-repeated="3" table:style-name="ce66" office:value-type="string" calcext:value-type="string">
            <text:p>23.10.195.51</text:p>
          </table:table-cell>
          <table:table-cell table:style-name="ce66" office:value-type="string" calcext:value-type="string">
            <text:p>23.48.163.145</text:p>
          </table:table-cell>
          <table:table-cell table:style-name="ce66" office:value-type="string" calcext:value-type="string">
            <text:p>104.113.53.71</text:p>
          </table:table-cell>
          <table:table-cell table:style-name="ce80" table:number-columns-repeated="3"/>
          <table:table-cell table:style-name="ce119" table:number-columns-repeated="2"/>
          <table:table-cell table:number-columns-repeated="1003"/>
        </table:table-row>
        <table:table-row table:style-name="ro2">
          <table:table-cell table:style-name="ce24" office:value-type="string" calcext:value-type="string" table:number-columns-spanned="1" table:number-rows-spanned="6">
            <text:p>Reddit</text:p>
          </table:table-cell>
          <table:table-cell table:style-name="ce55" office:value-type="string" calcext:value-type="string">
            <text:p>min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3" table:style-name="ce67" office:value-type="float" office:value="10" calcext:value-type="float">
            <text:p>10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29" calcext:value-type="float">
            <text:p>29</text:p>
          </table:table-cell>
          <table:table-cell table:number-columns-repeated="2" table:style-name="ce67" office:value-type="float" office:value="10" calcext:value-type="float">
            <text:p>10</text:p>
          </table:table-cell>
          <table:table-cell table:number-columns-repeated="3" table:style-name="ce67" office:value-type="float" office:value="7" calcext:value-type="float">
            <text:p>7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26" calcext:value-type="float">
            <text:p>26</text:p>
          </table:table-cell>
          <table:table-cell table:style-name="ce121" table:formula="of:=AVERAGE([.C44:.P44])" office:value-type="float" office:value="14.3571428571429" calcext:value-type="float">
            <text:p>14.36</text:p>
          </table:table-cell>
          <table:table-cell table:style-name="ce128" table:formula="of:=MIN([.C44:.P44])" office:value-type="float" office:value="7" calcext:value-type="float">
            <text:p>7</text:p>
          </table:table-cell>
          <table:table-cell table:style-name="ce81" table:formula="of:=MAX([.C44:.P44])" office:value-type="float" office:value="30" calcext:value-type="float">
            <text:p>30</text:p>
          </table:table-cell>
          <table:table-cell table:style-name="ce121" table:formula="of:=STDEV([.C44:.P44])" office:value-type="float" office:value="8.21450071386095" calcext:value-type="float">
            <text:p>8.21</text:p>
          </table:table-cell>
          <table:table-cell table:style-name="ce121" table:formula="of:=VAR([.C44:.P44])" office:value-type="float" office:value="67.478021978022" calcext:value-type="float">
            <text:p>67.48</text:p>
          </table:table-cell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max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148" calcext:value-type="float">
            <text:p>148</text:p>
          </table:table-cell>
          <table:table-cell table:style-name="ce121" table:formula="of:=AVERAGE([.C45:.P45])" office:value-type="float" office:value="37.8571428571429" calcext:value-type="float">
            <text:p>37.86</text:p>
          </table:table-cell>
          <table:table-cell table:style-name="ce81" table:formula="of:=MIN([.C45:.P45])" office:value-type="float" office:value="7" calcext:value-type="float">
            <text:p>7</text:p>
          </table:table-cell>
          <table:table-cell table:style-name="ce81" table:formula="of:=MAX([.C45:.P45])" office:value-type="float" office:value="148" calcext:value-type="float">
            <text:p>148</text:p>
          </table:table-cell>
          <table:table-cell table:style-name="ce121" table:formula="of:=STDEV([.C45:.P45])" office:value-type="float" office:value="36.9986634745243" calcext:value-type="float">
            <text:p>37.00</text:p>
          </table:table-cell>
          <table:table-cell table:style-name="ce121" table:formula="of:=VAR([.C45:.P45])" office:value-type="float" office:value="1368.9010989011" calcext:value-type="float">
            <text:p>1368.90</text:p>
          </table:table-cell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avg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46" calcext:value-type="float">
            <text:p>46</text:p>
          </table:table-cell>
          <table:table-cell table:style-name="ce67" office:value-type="float" office:value="48" calcext:value-type="float">
            <text:p>48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54" calcext:value-type="float">
            <text:p>54</text:p>
          </table:table-cell>
          <table:table-cell table:style-name="ce121" table:formula="of:=AVERAGE([.C46:.P46])" office:value-type="float" office:value="21" calcext:value-type="float">
            <text:p>21.00</text:p>
          </table:table-cell>
          <table:table-cell table:style-name="ce81" table:formula="of:=MIN([.C46:.P46])" office:value-type="float" office:value="7" calcext:value-type="float">
            <text:p>7</text:p>
          </table:table-cell>
          <table:table-cell table:style-name="ce81" table:formula="of:=MAX([.C46:.P46])" office:value-type="float" office:value="54" calcext:value-type="float">
            <text:p>54</text:p>
          </table:table-cell>
          <table:table-cell table:style-name="ce121" table:formula="of:=STDEV([.C46:.P46])" office:value-type="float" office:value="16.0096124971122" calcext:value-type="float">
            <text:p>16.01</text:p>
          </table:table-cell>
          <table:table-cell table:style-name="ce121" table:formula="of:=VAR([.C46:.P46])" office:value-type="float" office:value="256.307692307692" calcext:value-type="float">
            <text:p>256.31</text:p>
          </table:table-cell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%loss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9" table:style-name="ce67" office:value-type="float" office:value="0" calcext:value-type="float">
            <text:p>0</text:p>
          </table:table-cell>
          <table:table-cell table:style-name="ce121" table:formula="of:=AVERAGE([.C47:.P47])" office:value-type="float" office:value="0.5" calcext:value-type="float">
            <text:p>0.50</text:p>
          </table:table-cell>
          <table:table-cell table:style-name="ce81" table:formula="of:=MIN([.C47:.P47])" office:value-type="float" office:value="0" calcext:value-type="float">
            <text:p>0</text:p>
          </table:table-cell>
          <table:table-cell table:style-name="ce81" table:formula="of:=MAX([.C47:.P47])" office:value-type="float" office:value="7" calcext:value-type="float">
            <text:p>7</text:p>
          </table:table-cell>
          <table:table-cell table:style-name="ce121" table:formula="of:=STDEV([.C47:.P47])" office:value-type="float" office:value="1.87082869338697" calcext:value-type="float">
            <text:p>1.87</text:p>
          </table:table-cell>
          <table:table-cell table:style-name="ce121" table:formula="of:=VAR([.C47:.P47])" office:value-type="float" office:value="3.5" calcext:value-type="float">
            <text:p>3.50</text:p>
          </table:table-cell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TTL</text:p>
          </table:table-cell>
          <table:table-cell table:number-columns-repeated="4" table:style-name="ce67" office:value-type="float" office:value="57" calcext:value-type="float">
            <text:p>57</text:p>
          </table:table-cell>
          <table:table-cell table:number-columns-repeated="3" table:style-name="ce67" office:value-type="float" office:value="58" calcext:value-type="float">
            <text:p>58</text:p>
          </table:table-cell>
          <table:table-cell table:number-columns-repeated="2" table:style-name="ce67" office:value-type="float" office:value="57" calcext:value-type="float">
            <text:p>57</text:p>
          </table:table-cell>
          <table:table-cell table:number-columns-repeated="3" table:style-name="ce67" office:value-type="float" office:value="55" calcext:value-type="float">
            <text:p>55</text:p>
          </table:table-cell>
          <table:table-cell table:number-columns-repeated="2" table:style-name="ce67" office:value-type="float" office:value="58" calcext:value-type="float">
            <text:p>58</text:p>
          </table:table-cell>
          <table:table-cell table:style-name="ce121" table:formula="of:=AVERAGE([.C48:.P48])" office:value-type="float" office:value="56.9285714285714" calcext:value-type="float">
            <text:p>56.93</text:p>
          </table:table-cell>
          <table:table-cell table:style-name="ce81" table:formula="of:=MIN([.C48:.P48])" office:value-type="float" office:value="55" calcext:value-type="float">
            <text:p>55</text:p>
          </table:table-cell>
          <table:table-cell table:style-name="ce81" table:formula="of:=MAX([.C48:.P48])" office:value-type="float" office:value="58" calcext:value-type="float">
            <text:p>58</text:p>
          </table:table-cell>
          <table:table-cell table:style-name="ce121" table:formula="of:=STDEV([.C48:.P48])" office:value-type="float" office:value="1.14113881811014" calcext:value-type="float">
            <text:p>1.14</text:p>
          </table:table-cell>
          <table:table-cell table:style-name="ce121" table:formula="of:=VAR([.C48:.P48])" office:value-type="float" office:value="1.3021978021978" calcext:value-type="float">
            <text:p>1.30</text:p>
          </table:table-cell>
          <table:table-cell table:number-columns-repeated="1003"/>
        </table:table-row>
        <table:table-row table:style-name="ro2">
          <table:covered-table-cell table:style-name="ce25"/>
          <table:table-cell table:style-name="ce55" office:value-type="string" calcext:value-type="string">
            <text:p>IP Address</text:p>
          </table:table-cell>
          <table:table-cell table:number-columns-repeated="4" table:style-name="ce67" office:value-type="string" calcext:value-type="string">
            <text:p>151.101.185.140</text:p>
          </table:table-cell>
          <table:table-cell table:style-name="ce67" office:value-type="string" calcext:value-type="string">
            <text:p>151.101.45.140</text:p>
          </table:table-cell>
          <table:table-cell table:number-columns-repeated="7" table:style-name="ce67" office:value-type="string" calcext:value-type="string">
            <text:p>151.101.185.140</text:p>
          </table:table-cell>
          <table:table-cell table:style-name="ce67" office:value-type="string" calcext:value-type="string">
            <text:p>151.101.45.140</text:p>
          </table:table-cell>
          <table:table-cell table:style-name="ce67" office:value-type="string" calcext:value-type="string">
            <text:p>151.101.185.140</text:p>
          </table:table-cell>
          <table:table-cell table:style-name="ce81" table:number-columns-repeated="3"/>
          <table:table-cell table:style-name="ce121" table:number-columns-repeated="2"/>
          <table:table-cell table:number-columns-repeated="1003"/>
        </table:table-row>
        <table:table-row table:style-name="ro2">
          <table:table-cell table:style-name="ce26" office:value-type="string" calcext:value-type="string" table:number-columns-spanned="1" table:number-rows-spanned="6">
            <text:p>Github</text:p>
          </table:table-cell>
          <table:table-cell table:style-name="ce56" office:value-type="string" calcext:value-type="string">
            <text:p>min</text:p>
          </table:table-cell>
          <table:table-cell table:number-columns-repeated="2" table:style-name="ce68" office:value-type="float" office:value="32" calcext:value-type="float">
            <text:p>32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44" calcext:value-type="float">
            <text:p>44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44" calcext:value-type="float">
            <text:p>44</text:p>
          </table:table-cell>
          <table:table-cell table:number-columns-repeated="3" table:style-name="ce68" office:value-type="float" office:value="13" calcext:value-type="float">
            <text:p>13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36" calcext:value-type="float">
            <text:p>36</text:p>
          </table:table-cell>
          <table:table-cell table:style-name="ce122" table:formula="of:=AVERAGE([.C50:.P50])" office:value-type="float" office:value="30.9285714285714" calcext:value-type="float">
            <text:p>30.93</text:p>
          </table:table-cell>
          <table:table-cell table:style-name="ce82" table:formula="of:=MIN([.C50:.P50])" office:value-type="float" office:value="13" calcext:value-type="float">
            <text:p>13</text:p>
          </table:table-cell>
          <table:table-cell table:style-name="ce82" table:formula="of:=MAX([.C50:.P50])" office:value-type="float" office:value="44" calcext:value-type="float">
            <text:p>44</text:p>
          </table:table-cell>
          <table:table-cell table:style-name="ce122" table:formula="of:=STDEV([.C50:.P50])" office:value-type="float" office:value="10.8163998398037" calcext:value-type="float">
            <text:p>10.82</text:p>
          </table:table-cell>
          <table:table-cell table:style-name="ce122" table:formula="of:=VAR([.C50:.P50])" office:value-type="float" office:value="116.994505494506" calcext:value-type="float">
            <text:p>116.99</text:p>
          </table:table-cell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max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74" calcext:value-type="float">
            <text:p>74</text:p>
          </table:table-cell>
          <table:table-cell table:style-name="ce68" office:value-type="float" office:value="64" calcext:value-type="float">
            <text:p>64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57" calcext:value-type="float">
            <text:p>57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36" calcext:value-type="float">
            <text:p>36</text:p>
          </table:table-cell>
          <table:table-cell table:style-name="ce68" office:value-type="float" office:value="66" calcext:value-type="float">
            <text:p>66</text:p>
          </table:table-cell>
          <table:table-cell table:style-name="ce122" table:formula="of:=AVERAGE([.C51:.P51])" office:value-type="float" office:value="51.7142857142857" calcext:value-type="float">
            <text:p>51.71</text:p>
          </table:table-cell>
          <table:table-cell table:style-name="ce82" table:formula="of:=MIN([.C51:.P51])" office:value-type="float" office:value="13" calcext:value-type="float">
            <text:p>13</text:p>
          </table:table-cell>
          <table:table-cell table:style-name="ce82" table:formula="of:=MAX([.C51:.P51])" office:value-type="float" office:value="84" calcext:value-type="float">
            <text:p>84</text:p>
          </table:table-cell>
          <table:table-cell table:style-name="ce122" table:formula="of:=STDEV([.C51:.P51])" office:value-type="float" office:value="22.6016628776549" calcext:value-type="float">
            <text:p>22.60</text:p>
          </table:table-cell>
          <table:table-cell table:style-name="ce122" table:formula="of:=VAR([.C51:.P51])" office:value-type="float" office:value="510.835164835165" calcext:value-type="float">
            <text:p>510.84</text:p>
          </table:table-cell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avg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39" calcext:value-type="float">
            <text:p>39</text:p>
          </table:table-cell>
          <table:table-cell table:number-columns-repeated="2" table:style-name="ce68" office:value-type="float" office:value="37" calcext:value-type="float">
            <text:p>37</text:p>
          </table:table-cell>
          <table:table-cell table:number-columns-repeated="2" table:style-name="ce68" office:value-type="float" office:value="46" calcext:value-type="float">
            <text:p>46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3" table:style-name="ce68" office:value-type="float" office:value="13" calcext:value-type="float">
            <text:p>13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48" calcext:value-type="float">
            <text:p>48</text:p>
          </table:table-cell>
          <table:table-cell table:style-name="ce122" table:formula="of:=AVERAGE([.C52:.P52])" office:value-type="float" office:value="35.2142857142857" calcext:value-type="float">
            <text:p>35.21</text:p>
          </table:table-cell>
          <table:table-cell table:style-name="ce82" table:formula="of:=MIN([.C52:.P52])" office:value-type="float" office:value="13" calcext:value-type="float">
            <text:p>13</text:p>
          </table:table-cell>
          <table:table-cell table:style-name="ce82" table:formula="of:=MAX([.C52:.P52])" office:value-type="float" office:value="50" calcext:value-type="float">
            <text:p>50</text:p>
          </table:table-cell>
          <table:table-cell table:style-name="ce122" table:formula="of:=STDEV([.C52:.P52])" office:value-type="float" office:value="13.1977770355965" calcext:value-type="float">
            <text:p>13.20</text:p>
          </table:table-cell>
          <table:table-cell table:style-name="ce122" table:formula="of:=VAR([.C52:.P52])" office:value-type="float" office:value="174.181318681319" calcext:value-type="float">
            <text:p>174.18</text:p>
          </table:table-cell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%loss</text:p>
          </table:table-cell>
          <table:table-cell table:number-columns-repeated="14" table:style-name="ce68" office:value-type="float" office:value="0" calcext:value-type="float">
            <text:p>0</text:p>
          </table:table-cell>
          <table:table-cell table:style-name="ce82" table:formula="of:=AVERAGE([.C53:.P53])" office:value-type="float" office:value="0" calcext:value-type="float">
            <text:p>0</text:p>
          </table:table-cell>
          <table:table-cell table:style-name="ce82" table:formula="of:=MIN([.C53:.P53])" office:value-type="float" office:value="0" calcext:value-type="float">
            <text:p>0</text:p>
          </table:table-cell>
          <table:table-cell table:style-name="ce82" table:formula="of:=MAX([.C53:.P53])" office:value-type="float" office:value="0" calcext:value-type="float">
            <text:p>0</text:p>
          </table:table-cell>
          <table:table-cell table:style-name="ce122" table:formula="of:=STDEV([.C53:.P53])" office:value-type="float" office:value="0" calcext:value-type="float">
            <text:p>0.00</text:p>
          </table:table-cell>
          <table:table-cell table:style-name="ce122" table:formula="of:=VAR([.C53:.P53])" office:value-type="float" office:value="0" calcext:value-type="float">
            <text:p>0.00</text:p>
          </table:table-cell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TTL</text:p>
          </table:table-cell>
          <table:table-cell table:number-columns-repeated="7" table:style-name="ce68" office:value-type="float" office:value="55" calcext:value-type="float">
            <text:p>55</text:p>
          </table:table-cell>
          <table:table-cell table:number-columns-repeated="2" table:style-name="ce68" office:value-type="float" office:value="50" calcext:value-type="float">
            <text:p>50</text:p>
          </table:table-cell>
          <table:table-cell table:number-columns-repeated="3" table:style-name="ce68" office:value-type="float" office:value="52" calcext:value-type="float">
            <text:p>52</text:p>
          </table:table-cell>
          <table:table-cell table:number-columns-repeated="2" table:style-name="ce68" office:value-type="float" office:value="55" calcext:value-type="float">
            <text:p>55</text:p>
          </table:table-cell>
          <table:table-cell table:style-name="ce122" table:formula="of:=AVERAGE([.C54:.P54])" office:value-type="float" office:value="53.6428571428572" calcext:value-type="float">
            <text:p>53.64</text:p>
          </table:table-cell>
          <table:table-cell table:style-name="ce82" table:formula="of:=MIN([.C54:.P54])" office:value-type="float" office:value="50" calcext:value-type="float">
            <text:p>50</text:p>
          </table:table-cell>
          <table:table-cell table:style-name="ce82" table:formula="of:=MAX([.C54:.P54])" office:value-type="float" office:value="55" calcext:value-type="float">
            <text:p>55</text:p>
          </table:table-cell>
          <table:table-cell table:style-name="ce122" table:formula="of:=STDEV([.C54:.P54])" office:value-type="float" office:value="1.98483259736443" calcext:value-type="float">
            <text:p>1.98</text:p>
          </table:table-cell>
          <table:table-cell table:style-name="ce122" table:formula="of:=VAR([.C54:.P54])" office:value-type="float" office:value="3.93956043956044" calcext:value-type="float">
            <text:p>3.94</text:p>
          </table:table-cell>
          <table:table-cell table:number-columns-repeated="1003"/>
        </table:table-row>
        <table:table-row table:style-name="ro2">
          <table:covered-table-cell table:style-name="ce27"/>
          <table:table-cell table:style-name="ce56" office:value-type="string" calcext:value-type="string">
            <text:p>IP Address</text:p>
          </table:table-cell>
          <table:table-cell table:number-columns-repeated="3" table:style-name="ce68" office:value-type="string" calcext:value-type="string">
            <text:p>192.30.253.112</text:p>
          </table:table-cell>
          <table:table-cell table:style-name="ce68" office:value-type="string" calcext:value-type="string">
            <text:p>192.30.253.113</text:p>
          </table:table-cell>
          <table:table-cell table:style-name="ce68" office:value-type="string" calcext:value-type="string">
            <text:p>192.30.167.109</text:p>
          </table:table-cell>
          <table:table-cell table:style-name="ce68" office:value-type="string" calcext:value-type="string">
            <text:p>192.30.167.108</text:p>
          </table:table-cell>
          <table:table-cell table:style-name="ce68" office:value-type="string" calcext:value-type="string">
            <text:p>192.30.253.112</text:p>
          </table:table-cell>
          <table:table-cell table:style-name="ce68" office:value-type="string" calcext:value-type="string">
            <text:p>192.30.253.113</text:p>
          </table:table-cell>
          <table:table-cell table:style-name="ce68" office:value-type="string" calcext:value-type="string">
            <text:p>192.30.253.112</text:p>
          </table:table-cell>
          <table:table-cell table:number-columns-repeated="2" table:style-name="ce68" office:value-type="string" calcext:value-type="string">
            <text:p>192.30.253.113</text:p>
          </table:table-cell>
          <table:table-cell table:number-columns-repeated="3" table:style-name="ce68" office:value-type="string" calcext:value-type="string">
            <text:p>192.30.253.112</text:p>
          </table:table-cell>
          <table:table-cell table:style-name="ce82" table:number-columns-repeated="3"/>
          <table:table-cell table:style-name="ce122" table:number-columns-repeated="2"/>
          <table:table-cell table:number-columns-repeated="1003"/>
        </table:table-row>
        <table:table-row table:style-name="ro2">
          <table:table-cell table:style-name="ce28" office:value-type="string" calcext:value-type="string" table:number-columns-spanned="1" table:number-rows-spanned="6">
            <text:p>Spotify</text:p>
          </table:table-cell>
          <table:table-cell table:style-name="ce57" office:value-type="string" calcext:value-type="string">
            <text:p>min</text:p>
          </table:table-cell>
          <table:table-cell table:style-name="ce69" office:value-type="float" office:value="25" calcext:value-type="float">
            <text:p>25</text:p>
          </table:table-cell>
          <table:table-cell table:number-columns-repeated="2" table:style-name="ce69" office:value-type="float" office:value="20" calcext:value-type="float">
            <text:p>20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36" calcext:value-type="float">
            <text:p>36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3" calcext:value-type="float">
            <text:p>23</text:p>
          </table:table-cell>
          <table:table-cell table:number-columns-repeated="3" table:style-name="ce69" office:value-type="float" office:value="17" calcext:value-type="float">
            <text:p>17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41" calcext:value-type="float">
            <text:p>41</text:p>
          </table:table-cell>
          <table:table-cell table:style-name="ce124" table:formula="of:=AVERAGE([.C56:.P56])" office:value-type="float" office:value="25.5" calcext:value-type="float">
            <text:p>25.50</text:p>
          </table:table-cell>
          <table:table-cell table:style-name="ce83" table:formula="of:=MIN([.C56:.P56])" office:value-type="float" office:value="17" calcext:value-type="float">
            <text:p>17</text:p>
          </table:table-cell>
          <table:table-cell table:style-name="ce83" table:formula="of:=MAX([.C56:.P56])" office:value-type="float" office:value="41" calcext:value-type="float">
            <text:p>41</text:p>
          </table:table-cell>
          <table:table-cell table:style-name="ce124" table:formula="of:=STDEV([.C56:.P56])" office:value-type="float" office:value="7.47045462523482" calcext:value-type="float">
            <text:p>7.47</text:p>
          </table:table-cell>
          <table:table-cell table:style-name="ce124" table:formula="of:=VAR([.C56:.P56])" office:value-type="float" office:value="55.8076923076923" calcext:value-type="float">
            <text:p>55.81</text:p>
          </table:table-cell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max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53" calcext:value-type="float">
            <text:p>53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float" office:value="47" calcext:value-type="float">
            <text:p>47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58" calcext:value-type="float">
            <text:p>58</text:p>
          </table:table-cell>
          <table:table-cell table:style-name="ce69" office:value-type="float" office:value="48" calcext:value-type="float">
            <text:p>48</text:p>
          </table:table-cell>
          <table:table-cell table:style-name="ce69" office:value-type="float" office:value="70" calcext:value-type="float">
            <text:p>70</text:p>
          </table:table-cell>
          <table:table-cell table:style-name="ce69" office:value-type="float" office:value="74" calcext:value-type="float">
            <text:p>74</text:p>
          </table:table-cell>
          <table:table-cell table:style-name="ce69" office:value-type="float" office:value="33" calcext:value-type="float">
            <text:p>33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35" calcext:value-type="float">
            <text:p>35</text:p>
          </table:table-cell>
          <table:table-cell table:style-name="ce69" office:value-type="float" office:value="128" calcext:value-type="float">
            <text:p>128</text:p>
          </table:table-cell>
          <table:table-cell table:style-name="ce124" table:formula="of:=AVERAGE([.C57:.P57])" office:value-type="float" office:value="51.4285714285714" calcext:value-type="float">
            <text:p>51.43</text:p>
          </table:table-cell>
          <table:table-cell table:style-name="ce83" table:formula="of:=MIN([.C57:.P57])" office:value-type="float" office:value="18" calcext:value-type="float">
            <text:p>18</text:p>
          </table:table-cell>
          <table:table-cell table:style-name="ce83" table:formula="of:=MAX([.C57:.P57])" office:value-type="float" office:value="128" calcext:value-type="float">
            <text:p>128</text:p>
          </table:table-cell>
          <table:table-cell table:style-name="ce124" table:formula="of:=STDEV([.C57:.P57])" office:value-type="float" office:value="27.6258359726328" calcext:value-type="float">
            <text:p>27.63</text:p>
          </table:table-cell>
          <table:table-cell table:style-name="ce124" table:formula="of:=VAR([.C57:.P57])" office:value-type="float" office:value="763.186813186813" calcext:value-type="float">
            <text:p>763.19</text:p>
          </table:table-cell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avg</text:p>
          </table:table-cell>
          <table:table-cell table:number-columns-repeated="2" table:style-name="ce69" office:value-type="float" office:value="44" calcext:value-type="float">
            <text:p>44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8" calcext:value-type="float">
            <text:p>48</text:p>
          </table:table-cell>
          <table:table-cell table:style-name="ce69" office:value-type="float" office:value="49" calcext:value-type="float">
            <text:p>49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2" table:style-name="ce69" office:value-type="float" office:value="17" calcext:value-type="float">
            <text:p>1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59" calcext:value-type="float">
            <text:p>59</text:p>
          </table:table-cell>
          <table:table-cell table:style-name="ce124" table:formula="of:=AVERAGE([.C58:.P58])" office:value-type="float" office:value="37.9285714285714" calcext:value-type="float">
            <text:p>37.93</text:p>
          </table:table-cell>
          <table:table-cell table:style-name="ce83" table:formula="of:=MIN([.C58:.P58])" office:value-type="float" office:value="17" calcext:value-type="float">
            <text:p>17</text:p>
          </table:table-cell>
          <table:table-cell table:style-name="ce83" table:formula="of:=MAX([.C58:.P58])" office:value-type="float" office:value="59" calcext:value-type="float">
            <text:p>59</text:p>
          </table:table-cell>
          <table:table-cell table:style-name="ce124" table:formula="of:=STDEV([.C58:.P58])" office:value-type="float" office:value="13.5161685838411" calcext:value-type="float">
            <text:p>13.52</text:p>
          </table:table-cell>
          <table:table-cell table:style-name="ce124" table:formula="of:=VAR([.C58:.P58])" office:value-type="float" office:value="182.686813186813" calcext:value-type="float">
            <text:p>182.69</text:p>
          </table:table-cell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%loss</text:p>
          </table:table-cell>
          <table:table-cell table:number-columns-repeated="14" table:style-name="ce69" office:value-type="float" office:value="0" calcext:value-type="float">
            <text:p>0</text:p>
          </table:table-cell>
          <table:table-cell table:style-name="ce83" table:formula="of:=AVERAGE([.C59:.P59])" office:value-type="float" office:value="0" calcext:value-type="float">
            <text:p>0</text:p>
          </table:table-cell>
          <table:table-cell table:style-name="ce83" table:formula="of:=MIN([.C59:.P59])" office:value-type="float" office:value="0" calcext:value-type="float">
            <text:p>0</text:p>
          </table:table-cell>
          <table:table-cell table:style-name="ce83" table:formula="of:=MAX([.C59:.P59])" office:value-type="float" office:value="0" calcext:value-type="float">
            <text:p>0</text:p>
          </table:table-cell>
          <table:table-cell table:style-name="ce124" table:formula="of:=STDEV([.C59:.P59])" office:value-type="float" office:value="0" calcext:value-type="float">
            <text:p>0.00</text:p>
          </table:table-cell>
          <table:table-cell table:style-name="ce124" table:formula="of:=VAR([.C59:.P59])" office:value-type="float" office:value="0" calcext:value-type="float">
            <text:p>0.00</text:p>
          </table:table-cell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TTL</text:p>
          </table:table-cell>
          <table:table-cell table:number-columns-repeated="4" table:style-name="ce69" office:value-type="float" office:value="45" calcext:value-type="float">
            <text:p>45</text:p>
          </table:table-cell>
          <table:table-cell table:number-columns-repeated="3" table:style-name="ce69" office:value-type="float" office:value="44" calcext:value-type="float">
            <text:p>44</text:p>
          </table:table-cell>
          <table:table-cell table:number-columns-repeated="2" table:style-name="ce69" office:value-type="float" office:value="45" calcext:value-type="float">
            <text:p>45</text:p>
          </table:table-cell>
          <table:table-cell table:number-columns-repeated="3" table:style-name="ce69" office:value-type="float" office:value="41" calcext:value-type="float">
            <text:p>41</text:p>
          </table:table-cell>
          <table:table-cell table:number-columns-repeated="2" table:style-name="ce69" office:value-type="float" office:value="44" calcext:value-type="float">
            <text:p>44</text:p>
          </table:table-cell>
          <table:table-cell table:style-name="ce124" table:formula="of:=AVERAGE([.C60:.P60])" office:value-type="float" office:value="43.7857142857143" calcext:value-type="float">
            <text:p>43.79</text:p>
          </table:table-cell>
          <table:table-cell table:style-name="ce129" table:formula="of:=MIN([.C60:.P60])" office:value-type="float" office:value="41" calcext:value-type="float">
            <text:p>41</text:p>
          </table:table-cell>
          <table:table-cell table:style-name="ce83" table:formula="of:=MAX([.C60:.P60])" office:value-type="float" office:value="45" calcext:value-type="float">
            <text:p>45</text:p>
          </table:table-cell>
          <table:table-cell table:style-name="ce124" table:formula="of:=STDEV([.C60:.P60])" office:value-type="float" office:value="1.57765997255777" calcext:value-type="float">
            <text:p>1.58</text:p>
          </table:table-cell>
          <table:table-cell table:style-name="ce124" table:formula="of:=VAR([.C60:.P60])" office:value-type="float" office:value="2.48901098901099" calcext:value-type="float">
            <text:p>2.49</text:p>
          </table:table-cell>
          <table:table-cell table:number-columns-repeated="1003"/>
        </table:table-row>
        <table:table-row table:style-name="ro2">
          <table:covered-table-cell table:style-name="ce29"/>
          <table:table-cell table:style-name="ce57" office:value-type="string" calcext:value-type="string">
            <text:p>IP Address</text:p>
          </table:table-cell>
          <table:table-cell table:number-columns-repeated="14" table:style-name="ce69" office:value-type="string" calcext:value-type="string">
            <text:p>104.154.127.47</text:p>
          </table:table-cell>
          <table:table-cell table:style-name="ce83" table:number-columns-repeated="5"/>
          <table:table-cell table:number-columns-repeated="100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22:26:06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3-31T23:53:48.538000000</dc:date>
    <meta:editing-duration>PT2H31M5S</meta:editing-duration>
    <meta:editing-cycles>12</meta:editing-cycles>
    <meta:document-statistic meta:table-count="1" meta:cell-count="1181" meta:object-count="0"/>
  </office:meta>
</office:document-meta>
</file>